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ilabad</text:p>
          </table:table-cell>
          <table:table-cell table:number-columns-repeated="7"/>
          <table:table-cell office:value-type="float" office:value="635" calcext:value-type="float">
            <text:p>63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K2:.N2])" office:value-type="float" office:value="675" calcext:value-type="float">
            <text:p>67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ntapur</text:p>
          </table:table-cell>
          <table:table-cell table:number-columns-repeated="7"/>
          <table:table-cell office:value-type="float" office:value="3075" calcext:value-type="float">
            <text:p>3075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K3:.N3])" office:value-type="float" office:value="3167" calcext:value-type="float">
            <text:p>31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ttoor</text:p>
          </table:table-cell>
          <table:table-cell table:number-columns-repeated="7"/>
          <table:table-cell office:value-type="float" office:value="2032" calcext:value-type="float">
            <text:p>2032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table:formula="of:=SUM([.K4:.N4])" office:value-type="float" office:value="2210" calcext:value-type="float">
            <text:p>221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dapah</text:p>
          </table:table-cell>
          <table:table-cell table:number-columns-repeated="7"/>
          <table:table-cell office:value-type="float" office:value="5956" calcext:value-type="float">
            <text:p>5956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SUM([.K5:.N5])" office:value-type="float" office:value="6239" calcext:value-type="float">
            <text:p>623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st Godavari</text:p>
          </table:table-cell>
          <table:table-cell table:number-columns-repeated="7"/>
          <table:table-cell office:value-type="float" office:value="8062" calcext:value-type="float">
            <text:p>8062</text:p>
          </table:table-cell>
          <table:table-cell office:value-type="float" office:value="5827" calcext:value-type="float">
            <text:p>5827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SUM([.K6:.N6])" office:value-type="float" office:value="14035" calcext:value-type="float">
            <text:p>1403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ntur</text:p>
          </table:table-cell>
          <table:table-cell table:number-columns-repeated="7"/>
          <table:table-cell office:value-type="float" office:value="8188" calcext:value-type="float">
            <text:p>8188</text:p>
          </table:table-cell>
          <table:table-cell office:value-type="float" office:value="633" calcext:value-type="float">
            <text:p>633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K7:.N7])" office:value-type="float" office:value="8827" calcext:value-type="float">
            <text:p>882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derabad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  <table:table-cell table:formula="of:=SUM([.K8:.N8])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rimnagar</text:p>
          </table:table-cell>
          <table:table-cell table:number-columns-repeated="11"/>
          <table:table-cell table:formula="of:=SUM([.K9:.N9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hamman</text:p>
          </table:table-cell>
          <table:table-cell table:number-columns-repeated="7"/>
          <table:table-cell office:value-type="float" office:value="710" calcext:value-type="float">
            <text:p>71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K10:.N10])" office:value-type="float" office:value="1160" calcext:value-type="float">
            <text:p>116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rishna</text:p>
          </table:table-cell>
          <table:table-cell table:number-columns-repeated="7"/>
          <table:table-cell office:value-type="float" office:value="6630" calcext:value-type="float">
            <text:p>6630</text:p>
          </table:table-cell>
          <table:table-cell office:value-type="float" office:value="729" calcext:value-type="float">
            <text:p>729</text:p>
          </table:table-cell>
          <table:table-cell/>
          <table:table-cell office:value-type="float" office:value="25" calcext:value-type="float">
            <text:p>25</text:p>
          </table:table-cell>
          <table:table-cell table:formula="of:=SUM([.K11:.N11])" office:value-type="float" office:value="7384" calcext:value-type="float">
            <text:p>738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urnool</text:p>
          </table:table-cell>
          <table:table-cell table:number-columns-repeated="7"/>
          <table:table-cell office:value-type="float" office:value="597" calcext:value-type="float">
            <text:p>597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SUM([.K12:.N12])" office:value-type="float" office:value="823" calcext:value-type="float">
            <text:p>82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habubnagar</text:p>
          </table:table-cell>
          <table:table-cell table:number-columns-repeated="7"/>
          <table:table-cell office:value-type="float" office:value="1989" calcext:value-type="float">
            <text:p>1989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57" calcext:value-type="float">
            <text:p>57</text:p>
          </table:table-cell>
          <table:table-cell table:formula="of:=SUM([.K13:.N13])" office:value-type="float" office:value="2568" calcext:value-type="float">
            <text:p>256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dak</text:p>
          </table:table-cell>
          <table:table-cell table:number-columns-repeated="7"/>
          <table:table-cell office:value-type="float" office:value="1948" calcext:value-type="float">
            <text:p>19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K14:.N14])" office:value-type="float" office:value="1964" calcext:value-type="float">
            <text:p>196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lgonda</text:p>
          </table:table-cell>
          <table:table-cell table:number-columns-repeated="7"/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15:.N15])" office:value-type="float" office:value="1062" calcext:value-type="float">
            <text:p>106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llore</text:p>
          </table:table-cell>
          <table:table-cell table:number-columns-repeated="7"/>
          <table:table-cell office:value-type="float" office:value="21594" calcext:value-type="float">
            <text:p>21594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K16:.N16])" office:value-type="float" office:value="22107" calcext:value-type="float">
            <text:p>2210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izamabad</text:p>
          </table:table-cell>
          <table:table-cell table:number-columns-repeated="7"/>
          <table:table-cell office:value-type="float" office:value="7099" calcext:value-type="float">
            <text:p>7099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282" calcext:value-type="float">
            <text:p>1282</text:p>
          </table:table-cell>
          <table:table-cell table:formula="of:=SUM([.K17:.N17])" office:value-type="float" office:value="8477" calcext:value-type="float">
            <text:p>847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akasam</text:p>
          </table:table-cell>
          <table:table-cell table:number-columns-repeated="7"/>
          <table:table-cell office:value-type="float" office:value="1042" calcext:value-type="float">
            <text:p>1042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K18:.N18])" office:value-type="float" office:value="1559" calcext:value-type="float">
            <text:p>155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nga Reddy</text:p>
          </table:table-cell>
          <table:table-cell table:number-columns-repeated="7"/>
          <table:table-cell office:value-type="float" office:value="1706" calcext:value-type="float">
            <text:p>170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SUM([.K19:.N19])" office:value-type="float" office:value="1747" calcext:value-type="float">
            <text:p>174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rikakulam</text:p>
          </table:table-cell>
          <table:table-cell table:number-columns-repeated="7"/>
          <table:table-cell office:value-type="float" office:value="3706" calcext:value-type="float">
            <text:p>3706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SUM([.K20:.N20])" office:value-type="float" office:value="4157" calcext:value-type="float">
            <text:p>415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sakhapatanam</text:p>
          </table:table-cell>
          <table:table-cell table:number-columns-repeated="7"/>
          <table:table-cell office:value-type="float" office:value="3004" calcext:value-type="float">
            <text:p>3004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SUM([.K21:.N21])" office:value-type="float" office:value="3391" calcext:value-type="float">
            <text:p>339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zianagaram</text:p>
          </table:table-cell>
          <table:table-cell table:number-columns-repeated="7"/>
          <table:table-cell office:value-type="float" office:value="1761" calcext:value-type="float">
            <text:p>1761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K22:.N22])" office:value-type="float" office:value="1996" calcext:value-type="float">
            <text:p>199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arangal</text:p>
          </table:table-cell>
          <table:table-cell table:number-columns-repeated="7"/>
          <table:table-cell office:value-type="float" office:value="1358" calcext:value-type="float">
            <text:p>1358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K23:.N23])" office:value-type="float" office:value="1501" calcext:value-type="float">
            <text:p>150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st Godavari</text:p>
          </table:table-cell>
          <table:table-cell table:number-columns-repeated="7"/>
          <table:table-cell office:value-type="float" office:value="8017" calcext:value-type="float">
            <text:p>8017</text:p>
          </table:table-cell>
          <table:table-cell office:value-type="float" office:value="4890" calcext:value-type="float">
            <text:p>489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SUM([.K24:.N24])" office:value-type="float" office:value="13362" calcext:value-type="float">
            <text:p>1336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90174" calcext:value-type="float">
            <text:p>90174</text:p>
          </table:table-cell>
          <table:table-cell office:value-type="float" office:value="15831" calcext:value-type="float">
            <text:p>15831</text:p>
          </table:table-cell>
          <table:table-cell/>
          <table:table-cell office:value-type="float" office:value="2410" calcext:value-type="float">
            <text:p>2410</text:p>
          </table:table-cell>
          <table:table-cell table:formula="of:=SUM([.K25:.N25])" office:value-type="float" office:value="108415" calcext:value-type="float">
            <text:p>1084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2:.K24])" office:value-type="float" office:value="90174" calcext:value-type="float">
            <text:p>90174</text:p>
          </table:table-cell>
          <table:table-cell table:formula="of:=SUM([.L2:.L24])" office:value-type="float" office:value="15831" calcext:value-type="float">
            <text:p>15831</text:p>
          </table:table-cell>
          <table:table-cell table:formula="of:=SUM([.M2:.M24])" office:value-type="float" office:value="0" calcext:value-type="float">
            <text:p>0</text:p>
          </table:table-cell>
          <table:table-cell table:formula="of:=SUM([.N2:.N24])" office:value-type="float" office:value="2410" calcext:value-type="float">
            <text:p>2410</text:p>
          </table:table-cell>
          <table:table-cell table:formula="of:=SUM([.O2:.O24])" office:value-type="float" office:value="108415" calcext:value-type="float">
            <text:p>108415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petta</text:p>
          </table:table-cell>
          <table:table-cell table:number-columns-repeated="7"/>
          <table:table-cell office:value-type="float" office:value="188" calcext:value-type="float">
            <text:p>188</text:p>
          </table:table-cell>
          <table:table-cell office:value-type="float" office:value="832" calcext:value-type="float">
            <text:p>832</text:p>
          </table:table-cell>
          <table:table-cell table:number-columns-repeated="2"/>
          <table:table-cell table:formula="of:=SUM([.K28:.N28])" office:value-type="float" office:value="1020" calcext:value-type="float">
            <text:p>102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char</text:p>
          </table:table-cell>
          <table:table-cell table:number-columns-repeated="11"/>
          <table:table-cell table:formula="of:=SUM([.K29:.N29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rugarh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2183" calcext:value-type="float">
            <text:p>2183</text:p>
          </table:table-cell>
          <table:table-cell table:number-columns-repeated="2"/>
          <table:table-cell table:formula="of:=SUM([.K30:.N30])" office:value-type="float" office:value="2229" calcext:value-type="float">
            <text:p>222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hubri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520" calcext:value-type="float">
            <text:p>1520</text:p>
          </table:table-cell>
          <table:table-cell table:number-columns-repeated="2"/>
          <table:table-cell table:formula="of:=SUM([.K31:.N31])" office:value-type="float" office:value="1526" calcext:value-type="float">
            <text:p>152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alpara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656" calcext:value-type="float">
            <text:p>656</text:p>
          </table:table-cell>
          <table:table-cell table:number-columns-repeated="2"/>
          <table:table-cell table:formula="of:=SUM([.K32:.N32])" office:value-type="float" office:value="660" calcext:value-type="float">
            <text:p>66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aghat</text:p>
          </table:table-cell>
          <table:table-cell table:number-columns-repeated="8"/>
          <table:table-cell office:value-type="float" office:value="669" calcext:value-type="float">
            <text:p>669</text:p>
          </table:table-cell>
          <table:table-cell table:number-columns-repeated="2"/>
          <table:table-cell table:formula="of:=SUM([.K33:.N33])" office:value-type="float" office:value="669" calcext:value-type="float">
            <text:p>66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mrup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K34:.N34])" office:value-type="float" office:value="917" calcext:value-type="float">
            <text:p>9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rbi Anglong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SUM([.K35:.N35])" office:value-type="float" office:value="67" calcext:value-type="float">
            <text:p>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rimganj</text:p>
          </table:table-cell>
          <table:table-cell table:number-columns-repeated="11"/>
          <table:table-cell table:formula="of:=SUM([.K36:.N36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okrajhar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753" calcext:value-type="float">
            <text:p>753</text:p>
          </table:table-cell>
          <table:table-cell table:number-columns-repeated="2"/>
          <table:table-cell table:formula="of:=SUM([.K37:.N37])" office:value-type="float" office:value="756" calcext:value-type="float">
            <text:p>75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khimpur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table:formula="of:=SUM([.K38:.N38])" office:value-type="float" office:value="802" calcext:value-type="float">
            <text:p>80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.C. Hills</text:p>
          </table:table-cell>
          <table:table-cell table:number-columns-repeated="11"/>
          <table:table-cell table:formula="of:=SUM([.K39:.N39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gaon</text:p>
          </table:table-cell>
          <table:table-cell table:number-columns-repeated="7"/>
          <table:table-cell office:value-type="float" office:value="176" calcext:value-type="float">
            <text:p>176</text:p>
          </table:table-cell>
          <table:table-cell office:value-type="float" office:value="1582" calcext:value-type="float">
            <text:p>1582</text:p>
          </table:table-cell>
          <table:table-cell table:number-columns-repeated="2"/>
          <table:table-cell table:formula="of:=SUM([.K40:.N40])" office:value-type="float" office:value="1758" calcext:value-type="float">
            <text:p>175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lbari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699" calcext:value-type="float">
            <text:p>699</text:p>
          </table:table-cell>
          <table:table-cell table:number-columns-repeated="2"/>
          <table:table-cell table:formula="of:=SUM([.K41:.N41])" office:value-type="float" office:value="774" calcext:value-type="float">
            <text:p>77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basagar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215" calcext:value-type="float">
            <text:p>1215</text:p>
          </table:table-cell>
          <table:table-cell table:number-columns-repeated="2"/>
          <table:table-cell table:formula="of:=SUM([.K42:.N42])" office:value-type="float" office:value="1230" calcext:value-type="float">
            <text:p>123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nipur</text:p>
          </table:table-cell>
          <table:table-cell table:number-columns-repeated="7"/>
          <table:table-cell office:value-type="float" office:value="104" calcext:value-type="float">
            <text:p>104</text:p>
          </table:table-cell>
          <table:table-cell office:value-type="float" office:value="1403" calcext:value-type="float">
            <text:p>140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K43:.N43])" office:value-type="float" office:value="1509" calcext:value-type="float">
            <text:p>15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635" calcext:value-type="float">
            <text:p>635</text:p>
          </table:table-cell>
          <table:table-cell office:value-type="float" office:value="13279" calcext:value-type="float">
            <text:p>1327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K44:.N44])" office:value-type="float" office:value="13916" calcext:value-type="float">
            <text:p>139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28:.K43])" office:value-type="float" office:value="635" calcext:value-type="float">
            <text:p>635</text:p>
          </table:table-cell>
          <table:table-cell table:formula="of:=SUM([.L28:.L43])" office:value-type="float" office:value="13279" calcext:value-type="float">
            <text:p>13279</text:p>
          </table:table-cell>
          <table:table-cell table:formula="of:=SUM([.M28:.M43])" office:value-type="float" office:value="1" calcext:value-type="float">
            <text:p>1</text:p>
          </table:table-cell>
          <table:table-cell table:formula="of:=SUM([.N28:.N43])" office:value-type="float" office:value="2" calcext:value-type="float">
            <text:p>2</text:p>
          </table:table-cell>
          <table:table-cell office:value-type="float" office:value="13917" calcext:value-type="float">
            <text:p>13917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ria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2867" calcext:value-type="float">
            <text:p>12867</text:p>
          </table:table-cell>
          <table:table-cell table:number-columns-repeated="2"/>
          <table:table-cell table:formula="of:=SUM([.K47:.N47])" office:value-type="float" office:value="12873" calcext:value-type="float">
            <text:p>1287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rangabad</text:p>
          </table:table-cell>
          <table:table-cell table:number-columns-repeated="7"/>
          <table:table-cell office:value-type="float" office:value="1489" calcext:value-type="float">
            <text:p>1489</text:p>
          </table:table-cell>
          <table:table-cell office:value-type="float" office:value="1893" calcext:value-type="float">
            <text:p>1893</text:p>
          </table:table-cell>
          <table:table-cell office:value-type="float" office:value="186" calcext:value-type="float">
            <text:p>186</text:p>
          </table:table-cell>
          <table:table-cell office:value-type="float" office:value="313" calcext:value-type="float">
            <text:p>313</text:p>
          </table:table-cell>
          <table:table-cell table:formula="of:=SUM([.K48:.N48])" office:value-type="float" office:value="3881" calcext:value-type="float">
            <text:p>388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gusarai</text:p>
          </table:table-cell>
          <table:table-cell table:number-columns-repeated="7"/>
          <table:table-cell office:value-type="float" office:value="857" calcext:value-type="float">
            <text:p>857</text:p>
          </table:table-cell>
          <table:table-cell office:value-type="float" office:value="12297" calcext:value-type="float">
            <text:p>12297</text:p>
          </table:table-cell>
          <table:table-cell table:number-columns-repeated="2"/>
          <table:table-cell table:formula="of:=SUM([.K49:.N49])" office:value-type="float" office:value="13154" calcext:value-type="float">
            <text:p>1315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hagalpur</text:p>
          </table:table-cell>
          <table:table-cell table:number-columns-repeated="7"/>
          <table:table-cell office:value-type="float" office:value="1463" calcext:value-type="float">
            <text:p>1463</text:p>
          </table:table-cell>
          <table:table-cell office:value-type="float" office:value="9638" calcext:value-type="float">
            <text:p>9638</text:p>
          </table:table-cell>
          <table:table-cell office:value-type="float" office:value="49" calcext:value-type="float">
            <text:p>49</text:p>
          </table:table-cell>
          <table:table-cell office:value-type="float" office:value="571" calcext:value-type="float">
            <text:p>571</text:p>
          </table:table-cell>
          <table:table-cell table:formula="of:=SUM([.K50:.N50])" office:value-type="float" office:value="11721" calcext:value-type="float">
            <text:p>117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hojpur</text:p>
          </table:table-cell>
          <table:table-cell table:number-columns-repeated="7"/>
          <table:table-cell office:value-type="float" office:value="3413" calcext:value-type="float">
            <text:p>3413</text:p>
          </table:table-cell>
          <table:table-cell office:value-type="float" office:value="15624" calcext:value-type="float">
            <text:p>1562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SUM([.K51:.N51])" office:value-type="float" office:value="19069" calcext:value-type="float">
            <text:p>1906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rbhanga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7796" calcext:value-type="float">
            <text:p>7796</text:p>
          </table:table-cell>
          <table:table-cell table:number-columns-repeated="2"/>
          <table:table-cell table:formula="of:=SUM([.K52:.N52])" office:value-type="float" office:value="7828" calcext:value-type="float">
            <text:p>782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oghar</text:p>
          </table:table-cell>
          <table:table-cell table:number-columns-repeated="11"/>
          <table:table-cell table:formula="of:=SUM([.K53:.N53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hanbad</text:p>
          </table:table-cell>
          <table:table-cell table:number-columns-repeated="11"/>
          <table:table-cell table:formula="of:=SUM([.K54:.N54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mka</text:p>
          </table:table-cell>
          <table:table-cell table:number-columns-repeated="11"/>
          <table:table-cell table:formula="of:=SUM([.K55:.N55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st Champaran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9369" calcext:value-type="float">
            <text:p>19369</text:p>
          </table:table-cell>
          <table:table-cell table:number-columns-repeated="2"/>
          <table:table-cell table:formula="of:=SUM([.K56:.N56])" office:value-type="float" office:value="19395" calcext:value-type="float">
            <text:p>1939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ast Singhbhum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21" calcext:value-type="float">
            <text:p>4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SUM([.K57:.N57])" office:value-type="float" office:value="432" calcext:value-type="float">
            <text:p>43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ya</text:p>
          </table:table-cell>
          <table:table-cell table:number-columns-repeated="7"/>
          <table:table-cell office:value-type="float" office:value="6207" calcext:value-type="float">
            <text:p>6207</text:p>
          </table:table-cell>
          <table:table-cell office:value-type="float" office:value="10272" calcext:value-type="float">
            <text:p>10272</text:p>
          </table:table-cell>
          <table:table-cell office:value-type="float" office:value="28" calcext:value-type="float">
            <text:p>28</text:p>
          </table:table-cell>
          <table:table-cell office:value-type="float" office:value="248" calcext:value-type="float">
            <text:p>248</text:p>
          </table:table-cell>
          <table:table-cell table:formula="of:=SUM([.K58:.N58])" office:value-type="float" office:value="16755" calcext:value-type="float">
            <text:p>1675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iridih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SUM([.K59:.N59])" office:value-type="float" office:value="120" calcext:value-type="float">
            <text:p>12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nda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609" calcext:value-type="float">
            <text:p>60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SUM([.K60:.N60])" office:value-type="float" office:value="638" calcext:value-type="float">
            <text:p>63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palganj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5963" calcext:value-type="float">
            <text:p>15963</text:p>
          </table:table-cell>
          <table:table-cell table:number-columns-repeated="2"/>
          <table:table-cell table:formula="of:=SUM([.K61:.N61])" office:value-type="float" office:value="15967" calcext:value-type="float">
            <text:p>159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umla</text:p>
          </table:table-cell>
          <table:table-cell table:number-columns-repeated="11"/>
          <table:table-cell table:formula="of:=SUM([.K62:.N62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azaribagh</text:p>
          </table:table-cell>
          <table:table-cell table:number-columns-repeated="7"/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SUM([.K63:.N63])" office:value-type="float" office:value="154" calcext:value-type="float">
            <text:p>15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ahanabad</text:p>
          </table:table-cell>
          <table:table-cell table:number-columns-repeated="7"/>
          <table:table-cell office:value-type="float" office:value="2417" calcext:value-type="float">
            <text:p>2417</text:p>
          </table:table-cell>
          <table:table-cell office:value-type="float" office:value="6676" calcext:value-type="float">
            <text:p>667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SUM([.K64:.N64])" office:value-type="float" office:value="9132" calcext:value-type="float">
            <text:p>913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atihar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7382" calcext:value-type="float">
            <text:p>17382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K65:.N65])" office:value-type="float" office:value="17431" calcext:value-type="float">
            <text:p>1743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hagaria</text:p>
          </table:table-cell>
          <table:table-cell table:number-columns-repeated="8"/>
          <table:table-cell office:value-type="float" office:value="6852" calcext:value-type="float">
            <text:p>6852</text:p>
          </table:table-cell>
          <table:table-cell table:number-columns-repeated="2"/>
          <table:table-cell table:formula="of:=SUM([.K66:.N66])" office:value-type="float" office:value="6852" calcext:value-type="float">
            <text:p>685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ishanganj</text:p>
          </table:table-cell>
          <table:table-cell table:number-columns-repeated="8"/>
          <table:table-cell office:value-type="float" office:value="4171" calcext:value-type="float">
            <text:p>4171</text:p>
          </table:table-cell>
          <table:table-cell table:number-columns-repeated="2"/>
          <table:table-cell table:formula="of:=SUM([.K67:.N67])" office:value-type="float" office:value="4171" calcext:value-type="float">
            <text:p>417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hardaga</text:p>
          </table:table-cell>
          <table:table-cell table:number-columns-repeated="11"/>
          <table:table-cell table:formula="of:=SUM([.K68:.N68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dhepura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3108" calcext:value-type="float">
            <text:p>13108</text:p>
          </table:table-cell>
          <table:table-cell table:number-columns-repeated="2"/>
          <table:table-cell table:formula="of:=SUM([.K69:.N69])" office:value-type="float" office:value="13130" calcext:value-type="float">
            <text:p>1313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dhubani</text:p>
          </table:table-cell>
          <table:table-cell table:number-columns-repeated="7"/>
          <table:table-cell office:value-type="float" office:value="61" calcext:value-type="float">
            <text:p>61</text:p>
          </table:table-cell>
          <table:table-cell office:value-type="float" office:value="9799" calcext:value-type="float">
            <text:p>979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SUM([.K70:.N70])" office:value-type="float" office:value="9914" calcext:value-type="float">
            <text:p>99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unger</text:p>
          </table:table-cell>
          <table:table-cell table:number-columns-repeated="7"/>
          <table:table-cell office:value-type="float" office:value="1592" calcext:value-type="float">
            <text:p>1592</text:p>
          </table:table-cell>
          <table:table-cell office:value-type="float" office:value="7682" calcext:value-type="float">
            <text:p>7682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table:formula="of:=SUM([.K71:.N71])" office:value-type="float" office:value="9367" calcext:value-type="float">
            <text:p>93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uzaffarpur</text:p>
          </table:table-cell>
          <table:table-cell table:number-columns-repeated="7"/>
          <table:table-cell office:value-type="float" office:value="254" calcext:value-type="float">
            <text:p>254</text:p>
          </table:table-cell>
          <table:table-cell office:value-type="float" office:value="27888" calcext:value-type="float">
            <text:p>2788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K72:.N72])" office:value-type="float" office:value="28155" calcext:value-type="float">
            <text:p>2815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alanda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office:value-type="float" office:value="5982" calcext:value-type="float">
            <text:p>598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SUM([.K73:.N73])" office:value-type="float" office:value="7559" calcext:value-type="float">
            <text:p>755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wadah</text:p>
          </table:table-cell>
          <table:table-cell table:number-columns-repeated="7"/>
          <table:table-cell office:value-type="float" office:value="5256" calcext:value-type="float">
            <text:p>5256</text:p>
          </table:table-cell>
          <table:table-cell office:value-type="float" office:value="4461" calcext:value-type="float">
            <text:p>4461</text:p>
          </table:table-cell>
          <table:table-cell office:value-type="float" office:value="251" calcext:value-type="float">
            <text:p>251</text:p>
          </table:table-cell>
          <table:table-cell/>
          <table:table-cell table:formula="of:=SUM([.K74:.N74])" office:value-type="float" office:value="9968" calcext:value-type="float">
            <text:p>996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lmau</text:p>
          </table:table-cell>
          <table:table-cell table:number-columns-repeated="7"/>
          <table:table-cell office:value-type="float" office:value="314" calcext:value-type="float">
            <text:p>31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75:.N75])" office:value-type="float" office:value="346" calcext:value-type="float">
            <text:p>34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tna</text:p>
          </table:table-cell>
          <table:table-cell table:number-columns-repeated="7"/>
          <table:table-cell office:value-type="float" office:value="3949" calcext:value-type="float">
            <text:p>3949</text:p>
          </table:table-cell>
          <table:table-cell office:value-type="float" office:value="13709" calcext:value-type="float">
            <text:p>13709</text:p>
          </table:table-cell>
          <table:table-cell office:value-type="float" office:value="149" calcext:value-type="float">
            <text:p>149</text:p>
          </table:table-cell>
          <table:table-cell office:value-type="float" office:value="22" calcext:value-type="float">
            <text:p>22</text:p>
          </table:table-cell>
          <table:table-cell table:formula="of:=SUM([.K76:.N76])" office:value-type="float" office:value="17829" calcext:value-type="float">
            <text:p>1782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urnea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 office:value-type="float" office:value="11756" calcext:value-type="float">
            <text:p>11756</text:p>
          </table:table-cell>
          <table:table-cell table:number-columns-repeated="2"/>
          <table:table-cell table:formula="of:=SUM([.K77:.N77])" office:value-type="float" office:value="11790" calcext:value-type="float">
            <text:p>1179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nchi</text:p>
          </table:table-cell>
          <table:table-cell table:number-columns-repeated="11"/>
          <table:table-cell table:formula="of:=SUM([.K78:.N78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ohtas</text:p>
          </table:table-cell>
          <table:table-cell table:number-columns-repeated="7"/>
          <table:table-cell office:value-type="float" office:value="7511" calcext:value-type="float">
            <text:p>7511</text:p>
          </table:table-cell>
          <table:table-cell office:value-type="float" office:value="11756" calcext:value-type="float">
            <text:p>11756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formula="of:=SUM([.K79:.N79])" office:value-type="float" office:value="19343" calcext:value-type="float">
            <text:p>193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harsa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23036" calcext:value-type="float">
            <text:p>23036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K80:.N80])" office:value-type="float" office:value="23065" calcext:value-type="float">
            <text:p>2306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ahebganj</text:p>
          </table:table-cell>
          <table:table-cell table:number-columns-repeated="7"/>
          <table:table-cell office:value-type="float" office:value="69" calcext:value-type="float">
            <text:p>69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K81:.N81])" office:value-type="float" office:value="579" calcext:value-type="float">
            <text:p>57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amistipur</text:p>
          </table:table-cell>
          <table:table-cell table:number-columns-repeated="7"/>
          <table:table-cell office:value-type="float" office:value="590" calcext:value-type="float">
            <text:p>590</text:p>
          </table:table-cell>
          <table:table-cell office:value-type="float" office:value="25758" calcext:value-type="float">
            <text:p>25758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82:.N82])" office:value-type="float" office:value="26355" calcext:value-type="float">
            <text:p>2635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aran</text:p>
          </table:table-cell>
          <table:table-cell table:number-columns-repeated="7"/>
          <table:table-cell office:value-type="float" office:value="205" calcext:value-type="float">
            <text:p>205</text:p>
          </table:table-cell>
          <table:table-cell office:value-type="float" office:value="21323" calcext:value-type="float">
            <text:p>21323</text:p>
          </table:table-cell>
          <table:table-cell/>
          <table:table-cell office:value-type="float" office:value="21" calcext:value-type="float">
            <text:p>21</text:p>
          </table:table-cell>
          <table:table-cell table:formula="of:=SUM([.K83:.N83])" office:value-type="float" office:value="21549" calcext:value-type="float">
            <text:p>2154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tamarhi</text:p>
          </table:table-cell>
          <table:table-cell table:number-columns-repeated="7"/>
          <table:table-cell office:value-type="float" office:value="882" calcext:value-type="float">
            <text:p>882</text:p>
          </table:table-cell>
          <table:table-cell office:value-type="float" office:value="15928" calcext:value-type="float">
            <text:p>1592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K84:.N84])" office:value-type="float" office:value="16812" calcext:value-type="float">
            <text:p>168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iwan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8691" calcext:value-type="float">
            <text:p>18691</text:p>
          </table:table-cell>
          <table:table-cell table:number-columns-repeated="2"/>
          <table:table-cell table:formula="of:=SUM([.K85:.N85])" office:value-type="float" office:value="18698" calcext:value-type="float">
            <text:p>1869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aishali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office:value-type="float" office:value="19666" calcext:value-type="float">
            <text:p>19666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table:formula="of:=SUM([.K86:.N86])" office:value-type="float" office:value="20229" calcext:value-type="float">
            <text:p>2022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est Champaran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0489" calcext:value-type="float">
            <text:p>10489</text:p>
          </table:table-cell>
          <table:table-cell table:number-columns-repeated="2"/>
          <table:table-cell table:formula="of:=SUM([.K87:.N87])" office:value-type="float" office:value="10496" calcext:value-type="float">
            <text:p>1049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est Singhbhum</text:p>
          </table:table-cell>
          <table:table-cell table:number-columns-repeated="11"/>
          <table:table-cell table:formula="of:=SUM([.K88:.N88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38974" calcext:value-type="float">
            <text:p>38974</text:p>
          </table:table-cell>
          <table:table-cell office:value-type="float" office:value="383454" calcext:value-type="float">
            <text:p>383454</text:p>
          </table:table-cell>
          <table:table-cell office:value-type="float" office:value="896" calcext:value-type="float">
            <text:p>896</text:p>
          </table:table-cell>
          <table:table-cell office:value-type="float" office:value="1433" calcext:value-type="float">
            <text:p>1433</text:p>
          </table:table-cell>
          <table:table-cell table:formula="of:=SUM([.K89:.N89])" office:value-type="float" office:value="424757" calcext:value-type="float">
            <text:p>42475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har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47:.K88])" office:value-type="float" office:value="38974" calcext:value-type="float">
            <text:p>38974</text:p>
          </table:table-cell>
          <table:table-cell table:formula="of:=SUM([.L47:.L88])" office:value-type="float" office:value="383454" calcext:value-type="float">
            <text:p>383454</text:p>
          </table:table-cell>
          <table:table-cell table:formula="of:=SUM([.M47:.M88])" office:value-type="float" office:value="896" calcext:value-type="float">
            <text:p>896</text:p>
          </table:table-cell>
          <table:table-cell table:formula="of:=SUM([.N47:.N88])" office:value-type="float" office:value="1433" calcext:value-type="float">
            <text:p>1433</text:p>
          </table:table-cell>
          <table:table-cell table:formula="of:=SUM([.O47:.O88])" office:value-type="float" office:value="424757" calcext:value-type="float">
            <text:p>424757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G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 Go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table:formula="of:=SUM([.K92:.N92])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o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th Go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93:.N93])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oa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oa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92:.K93])" office:value-type="float" office:value="4" calcext:value-type="float">
            <text:p>4</text:p>
          </table:table-cell>
          <table:table-cell table:formula="of:=SUM([.L92:.L93])" office:value-type="float" office:value="1" calcext:value-type="float">
            <text:p>1</text:p>
          </table:table-cell>
          <table:table-cell table:formula="of:=SUM([.M92:.M93])" office:value-type="float" office:value="0" calcext:value-type="float">
            <text:p>0</text:p>
          </table:table-cell>
          <table:table-cell table:formula="of:=SUM([.N92:.N93])" office:value-type="float" office:value="0" calcext:value-type="float">
            <text:p>0</text:p>
          </table:table-cell>
          <table:table-cell table:formula="of:=SUM([.O92:.O93])"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medabad</text:p>
          </table:table-cell>
          <table:table-cell table:number-columns-repeated="7"/>
          <table:table-cell office:value-type="float" office:value="377" calcext:value-type="float">
            <text:p>377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K97:.N97])" office:value-type="float" office:value="595" calcext:value-type="float">
            <text:p>59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reli</text:p>
          </table:table-cell>
          <table:table-cell table:number-columns-repeated="11"/>
          <table:table-cell table:formula="of:=SUM([.K98:.N98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nskantha</text:p>
          </table:table-cell>
          <table:table-cell table:number-columns-repeated="7"/>
          <table:table-cell office:value-type="float" office:value="499" calcext:value-type="float">
            <text:p>499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SUM([.K99:.N99])" office:value-type="float" office:value="700" calcext:value-type="float">
            <text:p>70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uch</text:p>
          </table:table-cell>
          <table:table-cell table:number-columns-repeated="7"/>
          <table:table-cell office:value-type="float" office:value="632" calcext:value-type="float">
            <text:p>632</text:p>
          </table:table-cell>
          <table:table-cell office:value-type="float" office:value="328" calcext:value-type="float">
            <text:p>328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formula="of:=SUM([.K100:.N100])" office:value-type="float" office:value="1029" calcext:value-type="float">
            <text:p>102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havnagar</text:p>
          </table:table-cell>
          <table:table-cell table:number-columns-repeated="11"/>
          <table:table-cell table:formula="of:=SUM([.K101:.N101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ng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K102:.N102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ndhinagar</text:p>
          </table:table-cell>
          <table:table-cell table:number-columns-repeated="11"/>
          <table:table-cell table:formula="of:=SUM([.K103:.N103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mnagar</text:p>
          </table:table-cell>
          <table:table-cell table:number-columns-repeated="11"/>
          <table:table-cell table:formula="of:=SUM([.K104:.N104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unagadh</text:p>
          </table:table-cell>
          <table:table-cell table:number-columns-repeated="11"/>
          <table:table-cell table:formula="of:=SUM([.K105:.N105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uchchh</text:p>
          </table:table-cell>
          <table:table-cell table:number-columns-repeated="11"/>
          <table:table-cell table:formula="of:=SUM([.K106:.N106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heda</text:p>
          </table:table-cell>
          <table:table-cell table:number-columns-repeated="7"/>
          <table:table-cell office:value-type="float" office:value="651" calcext:value-type="float">
            <text:p>651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SUM([.K107:.N107])" office:value-type="float" office:value="702" calcext:value-type="float">
            <text:p>70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hsana</text:p>
          </table:table-cell>
          <table:table-cell table:number-columns-repeated="7"/>
          <table:table-cell office:value-type="float" office:value="199" calcext:value-type="float">
            <text:p>199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formula="of:=SUM([.K108:.N108])" office:value-type="float" office:value="338" calcext:value-type="float">
            <text:p>33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nchmahal</text:p>
          </table:table-cell>
          <table:table-cell table:number-columns-repeated="11"/>
          <table:table-cell table:formula="of:=SUM([.K109:.N109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jkot</text:p>
          </table:table-cell>
          <table:table-cell table:number-columns-repeated="11"/>
          <table:table-cell table:formula="of:=SUM([.K110:.N110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barkantha</text:p>
          </table:table-cell>
          <table:table-cell table:number-columns-repeated="7"/>
          <table:table-cell office:value-type="float" office:value="381" calcext:value-type="float">
            <text:p>38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SUM([.K111:.N111])" office:value-type="float" office:value="438" calcext:value-type="float">
            <text:p>43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rat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SUM([.K112:.N112])" office:value-type="float" office:value="137" calcext:value-type="float">
            <text:p>13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rendranagar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K113:.N113])" office:value-type="float" office:value="169" calcext:value-type="float">
            <text:p>16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adodara</text:p>
          </table:table-cell>
          <table:table-cell table:number-columns-repeated="7"/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K114:.N114])" office:value-type="float" office:value="439" calcext:value-type="float">
            <text:p>43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alsad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K115:.N115])" office:value-type="float" office:value="53" calcext:value-type="float">
            <text:p>5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3350" calcext:value-type="float">
            <text:p>3350</text:p>
          </table:table-cell>
          <table:table-cell office:value-type="float" office:value="1176" calcext:value-type="float">
            <text:p>1176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601" calcext:value-type="float">
            <text:p>460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97:.K115])" office:value-type="float" office:value="3350" calcext:value-type="float">
            <text:p>3350</text:p>
          </table:table-cell>
          <table:table-cell table:formula="of:=SUM([.L97:.L115])" office:value-type="float" office:value="1176" calcext:value-type="float">
            <text:p>1176</text:p>
          </table:table-cell>
          <table:table-cell table:formula="of:=SUM([.M97:.M115])" office:value-type="float" office:value="41" calcext:value-type="float">
            <text:p>41</text:p>
          </table:table-cell>
          <table:table-cell table:formula="of:=SUM([.N97:.N115])" office:value-type="float" office:value="34" calcext:value-type="float">
            <text:p>34</text:p>
          </table:table-cell>
          <table:table-cell table:formula="of:=SUM([.O97:.O115])" office:value-type="float" office:value="4601" calcext:value-type="float">
            <text:p>4601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bala</text:p>
          </table:table-cell>
          <table:table-cell table:number-columns-repeated="7"/>
          <table:table-cell office:value-type="float" office:value="22704" calcext:value-type="float">
            <text:p>22704</text:p>
          </table:table-cell>
          <table:table-cell office:value-type="float" office:value="7303" calcext:value-type="float">
            <text:p>730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K119:.N119])" office:value-type="float" office:value="30020" calcext:value-type="float">
            <text:p>3002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hiwani</text:p>
          </table:table-cell>
          <table:table-cell table:number-columns-repeated="7"/>
          <table:table-cell office:value-type="float" office:value="3182" calcext:value-type="float">
            <text:p>3182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formula="of:=SUM([.K120:.N120])" office:value-type="float" office:value="5207" calcext:value-type="float">
            <text:p>520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idabad</text:p>
          </table:table-cell>
          <table:table-cell table:number-columns-repeated="7"/>
          <table:table-cell office:value-type="float" office:value="11616" calcext:value-type="float">
            <text:p>11616</text:p>
          </table:table-cell>
          <table:table-cell office:value-type="float" office:value="9459" calcext:value-type="float">
            <text:p>9459</text:p>
          </table:table-cell>
          <table:table-cell table:number-columns-repeated="2"/>
          <table:table-cell table:formula="of:=SUM([.K121:.N121])" office:value-type="float" office:value="21075" calcext:value-type="float">
            <text:p>2107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rgaon</text:p>
          </table:table-cell>
          <table:table-cell table:number-columns-repeated="7"/>
          <table:table-cell office:value-type="float" office:value="23072" calcext:value-type="float">
            <text:p>23072</text:p>
          </table:table-cell>
          <table:table-cell office:value-type="float" office:value="4360" calcext:value-type="float">
            <text:p>436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K122:.N122])" office:value-type="float" office:value="27440" calcext:value-type="float">
            <text:p>2744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ssar</text:p>
          </table:table-cell>
          <table:table-cell table:number-columns-repeated="7"/>
          <table:table-cell office:value-type="float" office:value="13165" calcext:value-type="float">
            <text:p>13165</text:p>
          </table:table-cell>
          <table:table-cell office:value-type="float" office:value="13498" calcext:value-type="float">
            <text:p>1349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K123:.N123])" office:value-type="float" office:value="26683" calcext:value-type="float">
            <text:p>2668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ind</text:p>
          </table:table-cell>
          <table:table-cell table:number-columns-repeated="7"/>
          <table:table-cell office:value-type="float" office:value="11545" calcext:value-type="float">
            <text:p>1154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table:formula="of:=SUM([.K124:.N124])" office:value-type="float" office:value="20743" calcext:value-type="float">
            <text:p>20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rnal</text:p>
          </table:table-cell>
          <table:table-cell table:number-columns-repeated="7"/>
          <table:table-cell office:value-type="float" office:value="50746" calcext:value-type="float">
            <text:p>50746</text:p>
          </table:table-cell>
          <table:table-cell office:value-type="float" office:value="21930" calcext:value-type="float">
            <text:p>21930</text:p>
          </table:table-cell>
          <table:table-cell table:number-columns-repeated="2"/>
          <table:table-cell table:formula="of:=SUM([.K125:.N125])" office:value-type="float" office:value="72676" calcext:value-type="float">
            <text:p>7267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rukshetra</text:p>
          </table:table-cell>
          <table:table-cell table:number-columns-repeated="7"/>
          <table:table-cell office:value-type="float" office:value="42553" calcext:value-type="float">
            <text:p>42553</text:p>
          </table:table-cell>
          <table:table-cell office:value-type="float" office:value="33421" calcext:value-type="float">
            <text:p>33421</text:p>
          </table:table-cell>
          <table:table-cell table:number-columns-repeated="2"/>
          <table:table-cell table:formula="of:=SUM([.K126:.N126])" office:value-type="float" office:value="75974" calcext:value-type="float">
            <text:p>7597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/Garh</text:p>
          </table:table-cell>
          <table:table-cell table:number-columns-repeated="7"/>
          <table:table-cell office:value-type="float" office:value="14824" calcext:value-type="float">
            <text:p>14824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table:formula="of:=SUM([.K127:.N127])" office:value-type="float" office:value="14971" calcext:value-type="float">
            <text:p>1497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htak</text:p>
          </table:table-cell>
          <table:table-cell table:number-columns-repeated="7"/>
          <table:table-cell office:value-type="float" office:value="13060" calcext:value-type="float">
            <text:p>13060</text:p>
          </table:table-cell>
          <table:table-cell office:value-type="float" office:value="5890" calcext:value-type="float">
            <text:p>5890</text:p>
          </table:table-cell>
          <table:table-cell table:number-columns-repeated="2"/>
          <table:table-cell table:formula="of:=SUM([.K128:.N128])" office:value-type="float" office:value="18950" calcext:value-type="float">
            <text:p>1895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rsa</text:p>
          </table:table-cell>
          <table:table-cell table:number-columns-repeated="7"/>
          <table:table-cell office:value-type="float" office:value="6938" calcext:value-type="float">
            <text:p>6938</text:p>
          </table:table-cell>
          <table:table-cell office:value-type="float" office:value="7416" calcext:value-type="float">
            <text:p>7416</text:p>
          </table:table-cell>
          <table:table-cell/>
          <table:table-cell office:value-type="float" office:value="45" calcext:value-type="float">
            <text:p>45</text:p>
          </table:table-cell>
          <table:table-cell table:formula="of:=SUM([.K129:.N129])" office:value-type="float" office:value="14399" calcext:value-type="float">
            <text:p>1439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niput</text:p>
          </table:table-cell>
          <table:table-cell table:number-columns-repeated="7"/>
          <table:table-cell office:value-type="float" office:value="11083" calcext:value-type="float">
            <text:p>11083</text:p>
          </table:table-cell>
          <table:table-cell office:value-type="float" office:value="11743" calcext:value-type="float">
            <text:p>11743</text:p>
          </table:table-cell>
          <table:table-cell table:number-columns-repeated="2"/>
          <table:table-cell table:formula="of:=SUM([.K130:.N130])" office:value-type="float" office:value="22826" calcext:value-type="float">
            <text:p>2282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ryana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226488" calcext:value-type="float">
            <text:p>226488</text:p>
          </table:table-cell>
          <table:table-cell office:value-type="float" office:value="129390" calcext:value-type="float">
            <text:p>12939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55964" calcext:value-type="float">
            <text:p>35596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ryana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119:.K130])" office:value-type="float" office:value="224488" calcext:value-type="float">
            <text:p>224488</text:p>
          </table:table-cell>
          <table:table-cell table:formula="of:=SUM([.L119:.L130])" office:value-type="float" office:value="126390" calcext:value-type="float">
            <text:p>126390</text:p>
          </table:table-cell>
          <table:table-cell table:formula="of:=SUM([.M119:.M130])" office:value-type="float" office:value="0" calcext:value-type="float">
            <text:p>0</text:p>
          </table:table-cell>
          <table:table-cell table:formula="of:=SUM([.N119:.N130])" office:value-type="float" office:value="86" calcext:value-type="float">
            <text:p>86</text:p>
          </table:table-cell>
          <table:table-cell table:formula="of:=SUM([.O119:.O130])" office:value-type="float" office:value="350964" calcext:value-type="float">
            <text:p>350964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spur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2"/>
          <table:table-cell table:formula="of:=SUM([.K134:.N134])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mba</text:p>
          </table:table-cell>
          <table:table-cell table:number-columns-repeated="11"/>
          <table:table-cell table:formula="of:=SUM([.K135:.N135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irpur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K136:.N136])" office:value-type="float" office:value="31" calcext:value-type="float">
            <text:p>3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ngra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table:number-columns-repeated="3"/>
          <table:table-cell table:formula="of:=SUM([.K137:.N137])" office:value-type="float" office:value="55" calcext:value-type="float">
            <text:p>5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nnaur</text:p>
          </table:table-cell>
          <table:table-cell table:number-columns-repeated="11"/>
          <table:table-cell table:formula="of:=SUM([.K138:.N138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ulu</text:p>
          </table:table-cell>
          <table:table-cell table:number-columns-repeated="11"/>
          <table:table-cell table:formula="of:=SUM([.K139:.N139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hul Spiti</text:p>
          </table:table-cell>
          <table:table-cell table:number-columns-repeated="11"/>
          <table:table-cell table:formula="of:=SUM([.K140:.N140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di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SUM([.K141:.N141])" office:value-type="float" office:value="26" calcext:value-type="float">
            <text:p>2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imla</text:p>
          </table:table-cell>
          <table:table-cell table:number-columns-repeated="11"/>
          <table:table-cell table:formula="of:=SUM([.K142:.N142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rmaur</text:p>
          </table:table-cell>
          <table:table-cell table:number-columns-repeated="7"/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K143:.N143])" office:value-type="float" office:value="73" calcext:value-type="float">
            <text:p>7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an</text:p>
          </table:table-cell>
          <table:table-cell table:number-columns-repeated="7"/>
          <table:table-cell office:value-type="float" office:value="126" calcext:value-type="float">
            <text:p>12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K144:.N144])" office:value-type="float" office:value="183" calcext:value-type="float">
            <text:p>18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a</text:p>
          </table:table-cell>
          <table:table-cell table:number-columns-repeated="7"/>
          <table:table-cell office:value-type="float" office:value="350" calcext:value-type="float">
            <text:p>350</text:p>
          </table:table-cell>
          <table:table-cell office:value-type="float" office:value="528" calcext:value-type="float">
            <text:p>528</text:p>
          </table:table-cell>
          <table:table-cell table:number-columns-repeated="2"/>
          <table:table-cell table:formula="of:=SUM([.K145:.N145])" office:value-type="float" office:value="878" calcext:value-type="float">
            <text:p>87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imachal Pradesh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647" calcext:value-type="float">
            <text:p>647</text:p>
          </table:table-cell>
          <table:table-cell office:value-type="float" office:value="619" calcext:value-type="float">
            <text:p>619</text:p>
          </table:table-cell>
          <table:table-cell table:number-columns-repeated="2"/>
          <table:table-cell table:formula="of:=SUM([.K146:.N146])" office:value-type="float" office:value="1266" calcext:value-type="float">
            <text:p>126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imachal Pradesh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134:.K145])" office:value-type="float" office:value="647" calcext:value-type="float">
            <text:p>647</text:p>
          </table:table-cell>
          <table:table-cell table:formula="of:=SUM([.L134:.L145])" office:value-type="float" office:value="619" calcext:value-type="float">
            <text:p>619</text:p>
          </table:table-cell>
          <table:table-cell table:formula="of:=SUM([.M134:.M145])" office:value-type="float" office:value="5" calcext:value-type="float">
            <text:p>5</text:p>
          </table:table-cell>
          <table:table-cell table:formula="of:=SUM([.N134:.N145])" office:value-type="float" office:value="5" calcext:value-type="float">
            <text:p>5</text:p>
          </table:table-cell>
          <table:table-cell table:formula="of:=SUM([.O134:.O145])" office:value-type="float" office:value="1276" calcext:value-type="float">
            <text:p>1276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ntmag</text:p>
          </table:table-cell>
          <table:table-cell table:number-columns-repeated="11"/>
          <table:table-cell table:formula="of:=SUM([.K149:.N149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amulla</text:p>
          </table:table-cell>
          <table:table-cell table:number-columns-repeated="11"/>
          <table:table-cell table:formula="of:=SUM([.K150:.N150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dgam</text:p>
          </table:table-cell>
          <table:table-cell table:number-columns-repeated="11"/>
          <table:table-cell table:formula="of:=SUM([.K151:.N151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da</text:p>
          </table:table-cell>
          <table:table-cell table:number-columns-repeated="11"/>
          <table:table-cell table:formula="of:=SUM([.K152:.N152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mmu</text:p>
          </table:table-cell>
          <table:table-cell table:number-columns-repeated="7"/>
          <table:table-cell office:value-type="float" office:value="640" calcext:value-type="float">
            <text:p>64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K153:.N153])" office:value-type="float" office:value="712" calcext:value-type="float">
            <text:p>7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rgil</text:p>
          </table:table-cell>
          <table:table-cell table:number-columns-repeated="11"/>
          <table:table-cell table:formula="of:=SUM([.K154:.N154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thua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SUM([.K155:.N155])"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pwara</text:p>
          </table:table-cell>
          <table:table-cell table:number-columns-repeated="7"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K156:.N156])" office:value-type="float" office:value="11" calcext:value-type="float">
            <text:p>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h</text:p>
          </table:table-cell>
          <table:table-cell table:number-columns-repeated="11"/>
          <table:table-cell table:formula="of:=SUM([.K157:.N157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onch</text:p>
          </table:table-cell>
          <table:table-cell table:number-columns-repeated="11"/>
          <table:table-cell table:formula="of:=SUM([.K158:.N158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filwama</text:p>
          </table:table-cell>
          <table:table-cell table:number-columns-repeated="11"/>
          <table:table-cell table:formula="of:=SUM([.K159:.N159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jouri</text:p>
          </table:table-cell>
          <table:table-cell table:number-columns-repeated="11"/>
          <table:table-cell table:formula="of:=SUM([.K160:.N160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rinagar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K161:.N161])"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dhampur</text:p>
          </table:table-cell>
          <table:table-cell table:number-columns-repeated="11"/>
          <table:table-cell table:formula="of:=SUM([.K162:.N162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mmu &amp; Kashmir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660" calcext:value-type="float">
            <text:p>66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48" calcext:value-type="float">
            <text:p>74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mmu &amp; Kashmir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149:.K162])" office:value-type="float" office:value="660" calcext:value-type="float">
            <text:p>660</text:p>
          </table:table-cell>
          <table:table-cell table:formula="of:=SUM([.L149:.L162])" office:value-type="float" office:value="82" calcext:value-type="float">
            <text:p>82</text:p>
          </table:table-cell>
          <table:table-cell table:formula="of:=SUM([.M149:.M162])" office:value-type="float" office:value="0" calcext:value-type="float">
            <text:p>0</text:p>
          </table:table-cell>
          <table:table-cell table:formula="of:=SUM([.N149:.N162])" office:value-type="float" office:value="6" calcext:value-type="float">
            <text:p>6</text:p>
          </table:table-cell>
          <table:table-cell table:formula="of:=SUM([.O149:.O162])" office:value-type="float" office:value="748" calcext:value-type="float">
            <text:p>748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galore (R)</text:p>
          </table:table-cell>
          <table:table-cell table:number-columns-repeated="7"/>
          <table:table-cell office:value-type="float" office:value="5038" calcext:value-type="float">
            <text:p>503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table:formula="of:=SUM([.K166:.N166])" office:value-type="float" office:value="5194" calcext:value-type="float">
            <text:p>519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galore (U)</text:p>
          </table:table-cell>
          <table:table-cell table:number-columns-repeated="7"/>
          <table:table-cell office:value-type="float" office:value="3842" calcext:value-type="float">
            <text:p>38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SUM([.K167:.N167])" office:value-type="float" office:value="3943" calcext:value-type="float">
            <text:p>39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lgaum</text:p>
          </table:table-cell>
          <table:table-cell table:number-columns-repeated="7"/>
          <table:table-cell office:value-type="float" office:value="3828" calcext:value-type="float">
            <text:p>38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K168:.N168])" office:value-type="float" office:value="3833" calcext:value-type="float">
            <text:p>383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lary</text:p>
          </table:table-cell>
          <table:table-cell table:number-columns-repeated="7"/>
          <table:table-cell office:value-type="float" office:value="1169" calcext:value-type="float">
            <text:p>11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K169:.N169])" office:value-type="float" office:value="1182" calcext:value-type="float">
            <text:p>118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dar</text:p>
          </table:table-cell>
          <table:table-cell table:number-columns-repeated="7"/>
          <table:table-cell office:value-type="float" office:value="202" calcext:value-type="float">
            <text:p>20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([.K170:.N170])" office:value-type="float" office:value="204" calcext:value-type="float">
            <text:p>20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japur</text:p>
          </table:table-cell>
          <table:table-cell table:number-columns-repeated="7"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SUM([.K171:.N171])" office:value-type="float" office:value="597" calcext:value-type="float">
            <text:p>59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ickmagalur</text:p>
          </table:table-cell>
          <table:table-cell table:number-columns-repeated="7"/>
          <table:table-cell office:value-type="float" office:value="470" calcext:value-type="float">
            <text:p>47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formula="of:=SUM([.K172:.N172])" office:value-type="float" office:value="552" calcext:value-type="float">
            <text:p>55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tradurga</text:p>
          </table:table-cell>
          <table:table-cell table:number-columns-repeated="7"/>
          <table:table-cell office:value-type="float" office:value="4782" calcext:value-type="float">
            <text:p>478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([.K173:.N173])" office:value-type="float" office:value="4825" calcext:value-type="float">
            <text:p>48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. Kannada</text:p>
          </table:table-cell>
          <table:table-cell table:number-columns-repeated="7"/>
          <table:table-cell office:value-type="float" office:value="439" calcext:value-type="float">
            <text:p>43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174:.N174])" office:value-type="float" office:value="480" calcext:value-type="float">
            <text:p>48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harwad</text:p>
          </table:table-cell>
          <table:table-cell table:number-columns-repeated="7"/>
          <table:table-cell office:value-type="float" office:value="4767" calcext:value-type="float">
            <text:p>476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SUM([.K175:.N175])" office:value-type="float" office:value="4996" calcext:value-type="float">
            <text:p>499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ulbarga</text:p>
          </table:table-cell>
          <table:table-cell table:number-columns-repeated="7"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SUM([.K176:.N176])" office:value-type="float" office:value="253" calcext:value-type="float">
            <text:p>25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ssan</text:p>
          </table:table-cell>
          <table:table-cell table:number-columns-repeated="7"/>
          <table:table-cell office:value-type="float" office:value="1282" calcext:value-type="float">
            <text:p>128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SUM([.K177:.N177])" office:value-type="float" office:value="1292" calcext:value-type="float">
            <text:p>129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odagu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3"/>
          <table:table-cell table:formula="of:=SUM([.K178:.N178])"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olar</text:p>
          </table:table-cell>
          <table:table-cell table:number-columns-repeated="7"/>
          <table:table-cell office:value-type="float" office:value="6513" calcext:value-type="float">
            <text:p>651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SUM([.K179:.N179])" office:value-type="float" office:value="6570" calcext:value-type="float">
            <text:p>657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ndya</text:p>
          </table:table-cell>
          <table:table-cell table:number-columns-repeated="7"/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K180:.N180])" office:value-type="float" office:value="117" calcext:value-type="float">
            <text:p>1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ysore</text:p>
          </table:table-cell>
          <table:table-cell table:number-columns-repeated="7"/>
          <table:table-cell office:value-type="float" office:value="673" calcext:value-type="float">
            <text:p>67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K181:.N181])" office:value-type="float" office:value="680" calcext:value-type="float">
            <text:p>68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aichur</text:p>
          </table:table-cell>
          <table:table-cell table:number-columns-repeated="7"/>
          <table:table-cell office:value-type="float" office:value="565" calcext:value-type="float">
            <text:p>56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K182:.N182])" office:value-type="float" office:value="574" calcext:value-type="float">
            <text:p>57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himoga</text:p>
          </table:table-cell>
          <table:table-cell table:number-columns-repeated="7"/>
          <table:table-cell office:value-type="float" office:value="2054" calcext:value-type="float">
            <text:p>20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formula="of:=SUM([.K183:.N183])" office:value-type="float" office:value="2127" calcext:value-type="float">
            <text:p>212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umkur</text:p>
          </table:table-cell>
          <table:table-cell table:number-columns-repeated="7"/>
          <table:table-cell office:value-type="float" office:value="3299" calcext:value-type="float">
            <text:p>329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formula="of:=SUM([.K184:.N184])" office:value-type="float" office:value="3370" calcext:value-type="float">
            <text:p>337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. Kannada</text:p>
          </table:table-cell>
          <table:table-cell table:number-columns-repeated="7"/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K185:.N185])" office:value-type="float" office:value="127" calcext:value-type="float">
            <text:p>12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39912" calcext:value-type="float">
            <text:p>3991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40923" calcext:value-type="float">
            <text:p>4092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166:.K185])" office:value-type="float" office:value="39912" calcext:value-type="float">
            <text:p>39912</text:p>
          </table:table-cell>
          <table:table-cell table:formula="of:=SUM([.L166:.L185])" office:value-type="float" office:value="141" calcext:value-type="float">
            <text:p>141</text:p>
          </table:table-cell>
          <table:table-cell table:formula="of:=SUM([.M166:.M185])" office:value-type="float" office:value="29" calcext:value-type="float">
            <text:p>29</text:p>
          </table:table-cell>
          <table:table-cell table:formula="of:=SUM([.N166:.N185])" office:value-type="float" office:value="841" calcext:value-type="float">
            <text:p>841</text:p>
          </table:table-cell>
          <table:table-cell table:formula="of:=SUM([.O166:.O185])" office:value-type="float" office:value="40923" calcext:value-type="float">
            <text:p>40923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itul</text:p>
          </table:table-cell>
          <table:table-cell table:number-columns-repeated="11"/>
          <table:table-cell table:formula="of:=SUM([.K189:.N189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agh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K190:.N190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ter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  <table:table-cell table:formula="of:=SUM([.K191:.N191])"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hind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SUM([.K192:.N192])" office:value-type="float" office:value="155" calcext:value-type="float">
            <text:p>15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hopal</text:p>
          </table:table-cell>
          <table:table-cell table:number-columns-repeated="7"/>
          <table:table-cell office:value-type="float" office:value="411" calcext:value-type="float">
            <text:p>411</text:p>
          </table:table-cell>
          <table:table-cell table:number-columns-repeated="3"/>
          <table:table-cell table:formula="of:=SUM([.K193:.N193])" office:value-type="float" office:value="411" calcext:value-type="float">
            <text:p>4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laspur</text:p>
          </table:table-cell>
          <table:table-cell table:number-columns-repeated="7"/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K194:.N194])" office:value-type="float" office:value="273" calcext:value-type="float">
            <text:p>27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tturpur</text:p>
          </table:table-cell>
          <table:table-cell table:number-columns-repeated="11"/>
          <table:table-cell table:formula="of:=SUM([.K195:.N195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hindwara</text:p>
          </table:table-cell>
          <table:table-cell table:number-columns-repeated="11"/>
          <table:table-cell table:formula="of:=SUM([.K196:.N196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moh</text:p>
          </table:table-cell>
          <table:table-cell table:number-columns-repeated="7"/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K197:.N197])" office:value-type="float" office:value="284" calcext:value-type="float">
            <text:p>28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tia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3"/>
          <table:table-cell table:formula="of:=SUM([.K198:.N198])" office:value-type="float" office:value="12" calcext:value-type="float">
            <text:p>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vas</text:p>
          </table:table-cell>
          <table:table-cell table:number-columns-repeated="7"/>
          <table:table-cell office:value-type="float" office:value="2106" calcext:value-type="float">
            <text:p>2106</text:p>
          </table:table-cell>
          <table:table-cell table:number-columns-repeated="3"/>
          <table:table-cell table:formula="of:=SUM([.K199:.N199])" office:value-type="float" office:value="2106" calcext:value-type="float">
            <text:p>210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har</text:p>
          </table:table-cell>
          <table:table-cell table:number-columns-repeated="7"/>
          <table:table-cell office:value-type="float" office:value="6007" calcext:value-type="float">
            <text:p>600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K200:.N200])" office:value-type="float" office:value="6057" calcext:value-type="float">
            <text:p>605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urg</text:p>
          </table:table-cell>
          <table:table-cell table:number-columns-repeated="7"/>
          <table:table-cell office:value-type="float" office:value="627" calcext:value-type="float">
            <text:p>62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K201:.N201])" office:value-type="float" office:value="644" calcext:value-type="float">
            <text:p>64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una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  <table:table-cell table:formula="of:=SUM([.K202:.N202])" office:value-type="float" office:value="20" calcext:value-type="float">
            <text:p>2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walior</text:p>
          </table:table-cell>
          <table:table-cell table:number-columns-repeated="7"/>
          <table:table-cell office:value-type="float" office:value="114" calcext:value-type="float">
            <text:p>11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SUM([.K203:.N203])" office:value-type="float" office:value="213" calcext:value-type="float">
            <text:p>2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shangabad</text:p>
          </table:table-cell>
          <table:table-cell table:number-columns-repeated="7"/>
          <table:table-cell office:value-type="float" office:value="654" calcext:value-type="float">
            <text:p>65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table:formula="of:=SUM([.K204:.N204])" office:value-type="float" office:value="770" calcext:value-type="float">
            <text:p>77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dore</text:p>
          </table:table-cell>
          <table:table-cell table:number-columns-repeated="7"/>
          <table:table-cell office:value-type="float" office:value="3702" calcext:value-type="float">
            <text:p>3702</text:p>
          </table:table-cell>
          <table:table-cell table:number-columns-repeated="3"/>
          <table:table-cell table:formula="of:=SUM([.K205:.N205])" office:value-type="float" office:value="3702" calcext:value-type="float">
            <text:p>370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abalpur</text:p>
          </table:table-cell>
          <table:table-cell table:number-columns-repeated="7"/>
          <table:table-cell office:value-type="float" office:value="217" calcext:value-type="float">
            <text:p>217</text:p>
          </table:table-cell>
          <table:table-cell table:number-columns-repeated="3"/>
          <table:table-cell table:formula="of:=SUM([.K206:.N206])" office:value-type="float" office:value="217" calcext:value-type="float">
            <text:p>2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habua</text:p>
          </table:table-cell>
          <table:table-cell table:number-columns-repeated="11"/>
          <table:table-cell table:formula="of:=SUM([.K207:.N207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ndla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table:formula="of:=SUM([.K208:.N208])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ndsaur</text:p>
          </table:table-cell>
          <table:table-cell table:number-columns-repeated="11"/>
          <table:table-cell table:formula="of:=SUM([.K209:.N209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rena</text:p>
          </table:table-cell>
          <table:table-cell table:number-columns-repeated="7"/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table:formula="of:=SUM([.K210:.N210])" office:value-type="float" office:value="137" calcext:value-type="float">
            <text:p>13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arsinghpur</text:p>
          </table:table-cell>
          <table:table-cell table:number-columns-repeated="7"/>
          <table:table-cell office:value-type="float" office:value="1190" calcext:value-type="float">
            <text:p>119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SUM([.K211:.N211])" office:value-type="float" office:value="1280" calcext:value-type="float">
            <text:p>128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handba</text:p>
          </table:table-cell>
          <table:table-cell table:number-columns-repeated="11"/>
          <table:table-cell table:formula="of:=SUM([.K212:.N212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hargon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table:number-columns-repeated="3"/>
          <table:table-cell table:formula="of:=SUM([.K213:.N213])" office:value-type="float" office:value="46" calcext:value-type="float">
            <text:p>4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ann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K214:.N214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aigarh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K215:.N215])" office:value-type="float" office:value="171" calcext:value-type="float">
            <text:p>17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ipur</text:p>
          </table:table-cell>
          <table:table-cell table:number-columns-repeated="7"/>
          <table:table-cell office:value-type="float" office:value="486" calcext:value-type="float">
            <text:p>48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K216:.N216])" office:value-type="float" office:value="505" calcext:value-type="float">
            <text:p>50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aisen</text:p>
          </table:table-cell>
          <table:table-cell table:number-columns-repeated="7"/>
          <table:table-cell office:value-type="float" office:value="243" calcext:value-type="float">
            <text:p>243</text:p>
          </table:table-cell>
          <table:table-cell table:number-columns-repeated="3"/>
          <table:table-cell table:formula="of:=SUM([.K217:.N217])" office:value-type="float" office:value="243" calcext:value-type="float">
            <text:p>2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ajgar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K218:.N218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ajnadgaon</text:p>
          </table:table-cell>
          <table:table-cell table:number-columns-repeated="7"/>
          <table:table-cell office:value-type="float" office:value="152" calcext:value-type="float">
            <text:p>15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  <table:table-cell table:formula="of:=SUM([.K219:.N219])" office:value-type="float" office:value="288" calcext:value-type="float">
            <text:p>28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tlam</text:p>
          </table:table-cell>
          <table:table-cell table:number-columns-repeated="7"/>
          <table:table-cell office:value-type="float" office:value="1050" calcext:value-type="float">
            <text:p>10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K220:.N220])" office:value-type="float" office:value="1054" calcext:value-type="float">
            <text:p>105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a</text:p>
          </table:table-cell>
          <table:table-cell table:number-columns-repeated="7"/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SUM([.K221:.N221])" office:value-type="float" office:value="101" calcext:value-type="float">
            <text:p>10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gar</text:p>
          </table:table-cell>
          <table:table-cell table:number-columns-repeated="11"/>
          <table:table-cell table:formula="of:=SUM([.K222:.N222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arguja</text:p>
          </table:table-cell>
          <table:table-cell table:number-columns-repeated="11"/>
          <table:table-cell table:formula="of:=SUM([.K223:.N223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atna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3"/>
          <table:table-cell table:formula="of:=SUM([.K224:.N224])" office:value-type="float" office:value="13" calcext:value-type="float">
            <text:p>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edhi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/>
          <table:table-cell table:formula="of:=SUM([.K225:.N225])"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hor</text:p>
          </table:table-cell>
          <table:table-cell table:number-columns-repeated="7"/>
          <table:table-cell office:value-type="float" office:value="791" calcext:value-type="float">
            <text:p>79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SUM([.K226:.N226])" office:value-type="float" office:value="801" calcext:value-type="float">
            <text:p>80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hajapur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 table:number-columns-repeated="3"/>
          <table:table-cell table:formula="of:=SUM([.K227:.N227])" office:value-type="float" office:value="36" calcext:value-type="float">
            <text:p>3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ahdoh</text:p>
          </table:table-cell>
          <table:table-cell table:number-columns-repeated="11"/>
          <table:table-cell table:formula="of:=SUM([.K228:.N228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hivpuri</text:p>
          </table:table-cell>
          <table:table-cell table:number-columns-repeated="11"/>
          <table:table-cell table:formula="of:=SUM([.K229:.N229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ivni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table:formula="of:=SUM([.K230:.N230])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eekamgarh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3"/>
          <table:table-cell table:formula="of:=SUM([.K231:.N231])"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Ujjain</text:p>
          </table:table-cell>
          <table:table-cell table:number-columns-repeated="7"/>
          <table:table-cell office:value-type="float" office:value="3088" calcext:value-type="float">
            <text:p>308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K232:.N232])" office:value-type="float" office:value="3090" calcext:value-type="float">
            <text:p>309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edesha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table:formula="of:=SUM([.K233:.N233])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21993" calcext:value-type="float">
            <text:p>21993</text:p>
          </table:table-cell>
          <table:table-cell office:value-type="float" office:value="327" calcext:value-type="float">
            <text:p>327</text:p>
          </table:table-cell>
          <table:table-cell office:value-type="float" office:value="135" calcext:value-type="float">
            <text:p>135</text:p>
          </table:table-cell>
          <table:table-cell office:value-type="float" office:value="234" calcext:value-type="float">
            <text:p>234</text:p>
          </table:table-cell>
          <table:table-cell table:formula="of:=SUM([.K234:.N234])" office:value-type="float" office:value="22689" calcext:value-type="float">
            <text:p>226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189:.K233])" office:value-type="float" office:value="21980" calcext:value-type="float">
            <text:p>21980</text:p>
          </table:table-cell>
          <table:table-cell table:formula="of:=SUM([.L189:.L233])" office:value-type="float" office:value="327" calcext:value-type="float">
            <text:p>327</text:p>
          </table:table-cell>
          <table:table-cell table:formula="of:=SUM([.M189:.M233])" office:value-type="float" office:value="135" calcext:value-type="float">
            <text:p>135</text:p>
          </table:table-cell>
          <table:table-cell table:formula="of:=SUM([.N189:.N233])" office:value-type="float" office:value="234" calcext:value-type="float">
            <text:p>234</text:p>
          </table:table-cell>
          <table:table-cell table:formula="of:=SUM([.O189:.O233])" office:value-type="float" office:value="22676" calcext:value-type="float">
            <text:p>22676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mednagar</text:p>
          </table:table-cell>
          <table:table-cell table:number-columns-repeated="7"/>
          <table:table-cell office:value-type="float" office:value="290" calcext:value-type="float">
            <text:p>290</text:p>
          </table:table-cell>
          <table:table-cell table:number-columns-repeated="3"/>
          <table:table-cell table:formula="of:=SUM([.K237:.N237])" office:value-type="float" office:value="290" calcext:value-type="float">
            <text:p>29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kola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238:.N238])"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ravati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3"/>
          <table:table-cell table:formula="of:=SUM([.K239:.N239])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rangabad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table:number-columns-repeated="3"/>
          <table:table-cell table:formula="of:=SUM([.K240:.N240])" office:value-type="float" office:value="32" calcext:value-type="float">
            <text:p>3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ed</text:p>
          </table:table-cell>
          <table:table-cell table:number-columns-repeated="7"/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K241:.N241])" office:value-type="float" office:value="74" calcext:value-type="float">
            <text:p>7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handara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  <table:table-cell table:formula="of:=SUM([.K242:.N242])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uldhana</text:p>
          </table:table-cell>
          <table:table-cell table:number-columns-repeated="11"/>
          <table:table-cell table:formula="of:=SUM([.K243:.N243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ndrapur</text:p>
          </table:table-cell>
          <table:table-cell table:number-columns-repeated="11"/>
          <table:table-cell table:formula="of:=SUM([.K244:.N244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hule</text:p>
          </table:table-cell>
          <table:table-cell table:number-columns-repeated="7"/>
          <table:table-cell office:value-type="float" office:value="1612" calcext:value-type="float">
            <text:p>161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SUM([.K245:.N245])" office:value-type="float" office:value="1630" calcext:value-type="float">
            <text:p>163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dchiroli</text:p>
          </table:table-cell>
          <table:table-cell table:number-columns-repeated="7"/>
          <table:table-cell office:value-type="float" office:value="281" calcext:value-type="float">
            <text:p>28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SUM([.K246:.N246])" office:value-type="float" office:value="306" calcext:value-type="float">
            <text:p>30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lgaon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table:number-columns-repeated="3"/>
          <table:table-cell table:formula="of:=SUM([.K247:.N247])" office:value-type="float" office:value="46" calcext:value-type="float">
            <text:p>4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lna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formula="of:=SUM([.K248:.N248])" office:value-type="float" office:value="71" calcext:value-type="float">
            <text:p>7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olhapur</text:p>
          </table:table-cell>
          <table:table-cell table:number-columns-repeated="7"/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SUM([.K249:.N249])" office:value-type="float" office:value="107" calcext:value-type="float">
            <text:p>10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tur</text:p>
          </table:table-cell>
          <table:table-cell table:number-columns-repeated="7"/>
          <table:table-cell office:value-type="float" office:value="327" calcext:value-type="float">
            <text:p>32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SUM([.K250:.N250])" office:value-type="float" office:value="414" calcext:value-type="float">
            <text:p>4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gpur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K251:.N251])" office:value-type="float" office:value="28" calcext:value-type="float">
            <text:p>2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ded</text:p>
          </table:table-cell>
          <table:table-cell table:number-columns-repeated="7"/>
          <table:table-cell office:value-type="float" office:value="680" calcext:value-type="float">
            <text:p>68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5" calcext:value-type="float">
            <text:p>55</text:p>
          </table:table-cell>
          <table:table-cell table:formula="of:=SUM([.K252:.N252])" office:value-type="float" office:value="749" calcext:value-type="float">
            <text:p>74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sik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K253:.N253])"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smanabad</text:p>
          </table:table-cell>
          <table:table-cell table:number-columns-repeated="7"/>
          <table:table-cell office:value-type="float" office:value="135" calcext:value-type="float">
            <text:p>135</text:p>
          </table:table-cell>
          <table:table-cell table:number-columns-repeated="3"/>
          <table:table-cell table:formula="of:=SUM([.K254:.N254])" office:value-type="float" office:value="135" calcext:value-type="float">
            <text:p>13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bhani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3"/>
          <table:table-cell table:formula="of:=SUM([.K255:.N255])" office:value-type="float" office:value="12" calcext:value-type="float">
            <text:p>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une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K256:.N256])" office:value-type="float" office:value="15" calcext:value-type="float">
            <text:p>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iga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K257:.N257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atnagiri</text:p>
          </table:table-cell>
          <table:table-cell table:number-columns-repeated="11"/>
          <table:table-cell table:formula="of:=SUM([.K258:.N258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ngli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table:number-columns-repeated="3"/>
          <table:table-cell table:formula="of:=SUM([.K259:.N259])" office:value-type="float" office:value="46" calcext:value-type="float">
            <text:p>4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tara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K260:.N260])" office:value-type="float" office:value="11" calcext:value-type="float">
            <text:p>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ndhudurg</text:p>
          </table:table-cell>
          <table:table-cell table:number-columns-repeated="11"/>
          <table:table-cell table:formula="of:=SUM([.K261:.N261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apur</text:p>
          </table:table-cell>
          <table:table-cell table:number-columns-repeated="7"/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SUM([.K262:.N262])" office:value-type="float" office:value="101" calcext:value-type="float">
            <text:p>10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hane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K263:.N263])" office:value-type="float" office:value="132" calcext:value-type="float">
            <text:p>13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ardha</text:p>
          </table:table-cell>
          <table:table-cell table:number-columns-repeated="11"/>
          <table:table-cell table:formula="of:=SUM([.K264:.N264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avatma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K265:.N265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3991" calcext:value-type="float">
            <text:p>3991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table:formula="of:=SUM([.K266:.N266])" office:value-type="float" office:value="4263" calcext:value-type="float">
            <text:p>426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237:.K265])" office:value-type="float" office:value="3991" calcext:value-type="float">
            <text:p>3991</text:p>
          </table:table-cell>
          <table:table-cell table:formula="of:=SUM([.L237:.L265])" office:value-type="float" office:value="130" calcext:value-type="float">
            <text:p>130</text:p>
          </table:table-cell>
          <table:table-cell table:formula="of:=SUM([.M237:.M265])" office:value-type="float" office:value="3" calcext:value-type="float">
            <text:p>3</text:p>
          </table:table-cell>
          <table:table-cell table:formula="of:=SUM([.N237:.N265])" office:value-type="float" office:value="139" calcext:value-type="float">
            <text:p>139</text:p>
          </table:table-cell>
          <table:table-cell table:formula="of:=SUM([.O237:.O265])" office:value-type="float" office:value="4263" calcext:value-type="float">
            <text:p>4263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Manip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shenpur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/>
          <table:table-cell table:formula="of:=SUM([.K269:.N269])" office:value-type="float" office:value="20" calcext:value-type="float">
            <text:p>2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nip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ndal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/>
          <table:table-cell table:formula="of:=SUM([.K270:.N270])" office:value-type="float" office:value="39" calcext:value-type="float">
            <text:p>3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nip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urachandpur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/>
          <table:table-cell table:formula="of:=SUM([.K271:.N271])" office:value-type="float" office:value="77" calcext:value-type="float">
            <text:p>7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nip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hal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/>
          <table:table-cell table:formula="of:=SUM([.K272:.N272])" office:value-type="float" office:value="125" calcext:value-type="float">
            <text:p>1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nip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apati</text:p>
          </table:table-cell>
          <table:table-cell table:number-columns-repeated="9"/>
          <table:table-cell office:value-type="float" office:value="89" calcext:value-type="float">
            <text:p>89</text:p>
          </table:table-cell>
          <table:table-cell/>
          <table:table-cell table:formula="of:=SUM([.K273:.N273])" office:value-type="float" office:value="89" calcext:value-type="float">
            <text:p>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nip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menlong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/>
          <table:table-cell table:formula="of:=SUM([.K274:.N274])" office:value-type="float" office:value="21" calcext:value-type="float">
            <text:p>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nip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oubal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/>
          <table:table-cell table:formula="of:=SUM([.K275:.N275])" office:value-type="float" office:value="63" calcext:value-type="float">
            <text:p>6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nipu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khrul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/>
          <table:table-cell table:formula="of:=SUM([.K276:.N276])" office:value-type="float" office:value="60" calcext:value-type="float">
            <text:p>6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nipur</text:p>
          </table:table-cell>
          <table:table-cell/>
          <table:table-cell office:value-type="string" calcext:value-type="string">
            <text:p>TOTAL</text:p>
          </table:table-cell>
          <table:table-cell table:number-columns-repeated="9"/>
          <table:table-cell office:value-type="float" office:value="494" calcext:value-type="float">
            <text:p>494</text:p>
          </table:table-cell>
          <table:table-cell/>
          <table:table-cell table:formula="of:=SUM([.K277:.N277])" office:value-type="float" office:value="494" calcext:value-type="float">
            <text:p>49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nipur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269:.K276])" office:value-type="float" office:value="0" calcext:value-type="float">
            <text:p>0</text:p>
          </table:table-cell>
          <table:table-cell table:formula="of:=SUM([.L269:.L276])" office:value-type="float" office:value="0" calcext:value-type="float">
            <text:p>0</text:p>
          </table:table-cell>
          <table:table-cell table:formula="of:=SUM([.M269:.M276])" office:value-type="float" office:value="494" calcext:value-type="float">
            <text:p>494</text:p>
          </table:table-cell>
          <table:table-cell table:formula="of:=SUM([.N269:.N276])" office:value-type="float" office:value="0" calcext:value-type="float">
            <text:p>0</text:p>
          </table:table-cell>
          <table:table-cell table:formula="of:=SUM([.O269:.O276])" office:value-type="float" office:value="494" calcext:value-type="float">
            <text:p>494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Meghala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st Garo Hills</text:p>
          </table:table-cell>
          <table:table-cell table:number-columns-repeated="11"/>
          <table:table-cell table:formula="of:=SUM([.K280:.N280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eghal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st Khasi Hills</text:p>
          </table:table-cell>
          <table:table-cell table:number-columns-repeated="11"/>
          <table:table-cell table:formula="of:=SUM([.K281:.N281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eghalay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intia Hills</text:p>
          </table:table-cell>
          <table:table-cell table:number-columns-repeated="11"/>
          <table:table-cell table:formula="of:=SUM([.K282:.N282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eghalay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st Garo Hills</text:p>
          </table:table-cell>
          <table:table-cell table:number-columns-repeated="8"/>
          <table:table-cell office:value-type="float" office:value="410" calcext:value-type="float">
            <text:p>410</text:p>
          </table:table-cell>
          <table:table-cell table:number-columns-repeated="2"/>
          <table:table-cell table:formula="of:=SUM([.K283:.N283])" office:value-type="float" office:value="410" calcext:value-type="float">
            <text:p>41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eghalay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st Khasi Hills</text:p>
          </table:table-cell>
          <table:table-cell table:number-columns-repeated="11"/>
          <table:table-cell table:formula="of:=SUM([.K284:.N284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eghalaya</text:p>
          </table:table-cell>
          <table:table-cell/>
          <table:table-cell office:value-type="string" calcext:value-type="string">
            <text:p>TOTAL</text:p>
          </table:table-cell>
          <table:table-cell table:number-columns-repeated="8"/>
          <table:table-cell office:value-type="float" office:value="410" calcext:value-type="float">
            <text:p>410</text:p>
          </table:table-cell>
          <table:table-cell table:number-columns-repeated="2"/>
          <table:table-cell table:formula="of:=SUM([.K285:.N285])" office:value-type="float" office:value="410" calcext:value-type="float">
            <text:p>41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eghalaya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280:.K284])" office:value-type="float" office:value="0" calcext:value-type="float">
            <text:p>0</text:p>
          </table:table-cell>
          <table:table-cell table:formula="of:=SUM([.L280:.L284])" office:value-type="float" office:value="410" calcext:value-type="float">
            <text:p>410</text:p>
          </table:table-cell>
          <table:table-cell table:formula="of:=SUM([.M280:.M284])" office:value-type="float" office:value="0" calcext:value-type="float">
            <text:p>0</text:p>
          </table:table-cell>
          <table:table-cell table:formula="of:=SUM([.N280:.N284])" office:value-type="float" office:value="0" calcext:value-type="float">
            <text:p>0</text:p>
          </table:table-cell>
          <table:table-cell table:formula="of:=SUM([.O280:.O284])" office:value-type="float" office:value="410" calcext:value-type="float">
            <text:p>410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him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nheleoto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ko chung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ek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nsan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kh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agaland</text:p>
          </table:table-cell>
          <table:table-cell/>
          <table:table-cell office:value-type="string" calcext:value-type="string">
            <text:p>TOTAL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agaland</text:p>
          </table:table-cell>
          <table:table-cell/>
          <table:table-cell office:value-type="string" calcext:value-type="string">
            <text:p>check</text:p>
          </table:table-cell>
          <table:table-cell table:number-columns-repeated="35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sore</text:p>
          </table:table-cell>
          <table:table-cell table:number-columns-repeated="7"/>
          <table:table-cell office:value-type="float" office:value="848" calcext:value-type="float">
            <text:p>848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K298:.N298])" office:value-type="float" office:value="1828" calcext:value-type="float">
            <text:p>182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langir</text:p>
          </table:table-cell>
          <table:table-cell table:number-columns-repeated="11"/>
          <table:table-cell table:formula="of:=SUM([.K299:.N299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ttack</text:p>
          </table:table-cell>
          <table:table-cell table:number-columns-repeated="7"/>
          <table:table-cell office:value-type="float" office:value="2136" calcext:value-type="float">
            <text:p>213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K300:.N300])" office:value-type="float" office:value="2241" calcext:value-type="float">
            <text:p>224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henkana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K301:.N301])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ajam</text:p>
          </table:table-cell>
          <table:table-cell table:number-columns-repeated="7"/>
          <table:table-cell office:value-type="float" office:value="577" calcext:value-type="float">
            <text:p>5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K302:.N302])" office:value-type="float" office:value="581" calcext:value-type="float">
            <text:p>58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lahandi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table:formula="of:=SUM([.K303:.N303])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eonjihar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table:number-columns-repeated="3"/>
          <table:table-cell table:formula="of:=SUM([.K304:.N304])" office:value-type="float" office:value="37" calcext:value-type="float">
            <text:p>3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oraput</text:p>
          </table:table-cell>
          <table:table-cell table:number-columns-repeated="7"/>
          <table:table-cell office:value-type="float" office:value="296" calcext:value-type="float">
            <text:p>296</text:p>
          </table:table-cell>
          <table:table-cell table:number-columns-repeated="3"/>
          <table:table-cell table:formula="of:=SUM([.K305:.N305])" office:value-type="float" office:value="296" calcext:value-type="float">
            <text:p>29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yyubhanj</text:p>
          </table:table-cell>
          <table:table-cell table:number-columns-repeated="7"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K306:.N306])" office:value-type="float" office:value="66" calcext:value-type="float">
            <text:p>6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ulbani</text:p>
          </table:table-cell>
          <table:table-cell table:number-columns-repeated="11"/>
          <table:table-cell table:formula="of:=SUM([.K307:.N307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uri</text:p>
          </table:table-cell>
          <table:table-cell table:number-columns-repeated="7"/>
          <table:table-cell office:value-type="float" office:value="743" calcext:value-type="float">
            <text:p>74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K308:.N308])" office:value-type="float" office:value="789" calcext:value-type="float">
            <text:p>7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mbalpu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K309:.N309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ndargarh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table:formula="of:=SUM([.K310:.N310])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rissa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4706" calcext:value-type="float">
            <text:p>4706</text:p>
          </table:table-cell>
          <table:table-cell office:value-type="float" office:value="1123" calcext:value-type="float">
            <text:p>112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SUM([.K311:.N311])" office:value-type="float" office:value="5848" calcext:value-type="float">
            <text:p>584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rissa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298:.K310])" office:value-type="float" office:value="4706" calcext:value-type="float">
            <text:p>4706</text:p>
          </table:table-cell>
          <table:table-cell table:formula="of:=SUM([.L298:.L310])" office:value-type="float" office:value="1123" calcext:value-type="float">
            <text:p>1123</text:p>
          </table:table-cell>
          <table:table-cell table:formula="of:=SUM([.M298:.M310])" office:value-type="float" office:value="4" calcext:value-type="float">
            <text:p>4</text:p>
          </table:table-cell>
          <table:table-cell table:formula="of:=SUM([.N298:.N310])" office:value-type="float" office:value="15" calcext:value-type="float">
            <text:p>15</text:p>
          </table:table-cell>
          <table:table-cell table:formula="of:=SUM([.O298:.O310])" office:value-type="float" office:value="5848" calcext:value-type="float">
            <text:p>5848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ritsar</text:p>
          </table:table-cell>
          <table:table-cell table:number-columns-repeated="7"/>
          <table:table-cell office:value-type="float" office:value="69611" calcext:value-type="float">
            <text:p>69611</text:p>
          </table:table-cell>
          <table:table-cell office:value-type="float" office:value="4621" calcext:value-type="float">
            <text:p>4621</text:p>
          </table:table-cell>
          <table:table-cell/>
          <table:table-cell office:value-type="float" office:value="326" calcext:value-type="float">
            <text:p>326</text:p>
          </table:table-cell>
          <table:table-cell table:formula="of:=SUM([.K314:.N314])" office:value-type="float" office:value="74558" calcext:value-type="float">
            <text:p>7455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hinda</text:p>
          </table:table-cell>
          <table:table-cell table:number-columns-repeated="7"/>
          <table:table-cell office:value-type="float" office:value="9823" calcext:value-type="float">
            <text:p>9823</text:p>
          </table:table-cell>
          <table:table-cell office:value-type="float" office:value="24693" calcext:value-type="float">
            <text:p>24693</text:p>
          </table:table-cell>
          <table:table-cell office:value-type="float" office:value="7505" calcext:value-type="float">
            <text:p>7505</text:p>
          </table:table-cell>
          <table:table-cell office:value-type="float" office:value="2320" calcext:value-type="float">
            <text:p>2320</text:p>
          </table:table-cell>
          <table:table-cell table:formula="of:=SUM([.K315:.N315])" office:value-type="float" office:value="44341" calcext:value-type="float">
            <text:p>4434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dkot</text:p>
          </table:table-cell>
          <table:table-cell table:number-columns-repeated="7"/>
          <table:table-cell office:value-type="float" office:value="30217" calcext:value-type="float">
            <text:p>30217</text:p>
          </table:table-cell>
          <table:table-cell office:value-type="float" office:value="36829" calcext:value-type="float">
            <text:p>36829</text:p>
          </table:table-cell>
          <table:table-cell office:value-type="float" office:value="15041" calcext:value-type="float">
            <text:p>15041</text:p>
          </table:table-cell>
          <table:table-cell office:value-type="float" office:value="4746" calcext:value-type="float">
            <text:p>4746</text:p>
          </table:table-cell>
          <table:table-cell table:formula="of:=SUM([.K316:.N316])" office:value-type="float" office:value="86833" calcext:value-type="float">
            <text:p>8683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rozipur</text:p>
          </table:table-cell>
          <table:table-cell table:number-columns-repeated="7"/>
          <table:table-cell office:value-type="float" office:value="47542" calcext:value-type="float">
            <text:p>47542</text:p>
          </table:table-cell>
          <table:table-cell office:value-type="float" office:value="24827" calcext:value-type="float">
            <text:p>24827</text:p>
          </table:table-cell>
          <table:table-cell office:value-type="float" office:value="16339" calcext:value-type="float">
            <text:p>16339</text:p>
          </table:table-cell>
          <table:table-cell office:value-type="float" office:value="6020" calcext:value-type="float">
            <text:p>6020</text:p>
          </table:table-cell>
          <table:table-cell table:formula="of:=SUM([.K317:.N317])" office:value-type="float" office:value="94728" calcext:value-type="float">
            <text:p>9472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rdaspur</text:p>
          </table:table-cell>
          <table:table-cell table:number-columns-repeated="7"/>
          <table:table-cell office:value-type="float" office:value="43814" calcext:value-type="float">
            <text:p>43814</text:p>
          </table:table-cell>
          <table:table-cell office:value-type="float" office:value="5180" calcext:value-type="float">
            <text:p>5180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SUM([.K318:.N318])" office:value-type="float" office:value="49464" calcext:value-type="float">
            <text:p>4946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shiarpur</text:p>
          </table:table-cell>
          <table:table-cell table:number-columns-repeated="7"/>
          <table:table-cell office:value-type="float" office:value="25575" calcext:value-type="float">
            <text:p>25575</text:p>
          </table:table-cell>
          <table:table-cell office:value-type="float" office:value="8821" calcext:value-type="float">
            <text:p>8821</text:p>
          </table:table-cell>
          <table:table-cell office:value-type="float" office:value="11711" calcext:value-type="float">
            <text:p>11711</text:p>
          </table:table-cell>
          <table:table-cell office:value-type="float" office:value="1305" calcext:value-type="float">
            <text:p>1305</text:p>
          </table:table-cell>
          <table:table-cell table:formula="of:=SUM([.K319:.N319])" office:value-type="float" office:value="47412" calcext:value-type="float">
            <text:p>474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landhar</text:p>
          </table:table-cell>
          <table:table-cell table:number-columns-repeated="7"/>
          <table:table-cell office:value-type="float" office:value="54517" calcext:value-type="float">
            <text:p>54517</text:p>
          </table:table-cell>
          <table:table-cell office:value-type="float" office:value="23188" calcext:value-type="float">
            <text:p>23188</text:p>
          </table:table-cell>
          <table:table-cell office:value-type="float" office:value="5008" calcext:value-type="float">
            <text:p>5008</text:p>
          </table:table-cell>
          <table:table-cell office:value-type="float" office:value="1239" calcext:value-type="float">
            <text:p>1239</text:p>
          </table:table-cell>
          <table:table-cell table:formula="of:=SUM([.K320:.N320])" office:value-type="float" office:value="83952" calcext:value-type="float">
            <text:p>8395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purthala</text:p>
          </table:table-cell>
          <table:table-cell table:number-columns-repeated="7"/>
          <table:table-cell office:value-type="float" office:value="23647" calcext:value-type="float">
            <text:p>23647</text:p>
          </table:table-cell>
          <table:table-cell office:value-type="float" office:value="13822" calcext:value-type="float">
            <text:p>13822</text:p>
          </table:table-cell>
          <table:table-cell office:value-type="float" office:value="3050" calcext:value-type="float">
            <text:p>3050</text:p>
          </table:table-cell>
          <table:table-cell office:value-type="float" office:value="78" calcext:value-type="float">
            <text:p>78</text:p>
          </table:table-cell>
          <table:table-cell table:formula="of:=SUM([.K321:.N321])" office:value-type="float" office:value="40597" calcext:value-type="float">
            <text:p>4059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dhiana</text:p>
          </table:table-cell>
          <table:table-cell table:number-columns-repeated="7"/>
          <table:table-cell office:value-type="float" office:value="58040" calcext:value-type="float">
            <text:p>58040</text:p>
          </table:table-cell>
          <table:table-cell office:value-type="float" office:value="27271" calcext:value-type="float">
            <text:p>27271</text:p>
          </table:table-cell>
          <table:table-cell office:value-type="float" office:value="26245" calcext:value-type="float">
            <text:p>26245</text:p>
          </table:table-cell>
          <table:table-cell office:value-type="float" office:value="4568" calcext:value-type="float">
            <text:p>4568</text:p>
          </table:table-cell>
          <table:table-cell table:formula="of:=SUM([.K322:.N322])" office:value-type="float" office:value="116124" calcext:value-type="float">
            <text:p>1161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tiala</text:p>
          </table:table-cell>
          <table:table-cell table:number-columns-repeated="7"/>
          <table:table-cell office:value-type="float" office:value="55002" calcext:value-type="float">
            <text:p>55002</text:p>
          </table:table-cell>
          <table:table-cell office:value-type="float" office:value="28723" calcext:value-type="float">
            <text:p>28723</text:p>
          </table:table-cell>
          <table:table-cell office:value-type="float" office:value="16312" calcext:value-type="float">
            <text:p>16312</text:p>
          </table:table-cell>
          <table:table-cell office:value-type="float" office:value="341" calcext:value-type="float">
            <text:p>341</text:p>
          </table:table-cell>
          <table:table-cell table:formula="of:=SUM([.K323:.N323])" office:value-type="float" office:value="100378" calcext:value-type="float">
            <text:p>10037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par</text:p>
          </table:table-cell>
          <table:table-cell table:number-columns-repeated="7"/>
          <table:table-cell office:value-type="float" office:value="10321" calcext:value-type="float">
            <text:p>10321</text:p>
          </table:table-cell>
          <table:table-cell office:value-type="float" office:value="7354" calcext:value-type="float">
            <text:p>7354</text:p>
          </table:table-cell>
          <table:table-cell office:value-type="float" office:value="4007" calcext:value-type="float">
            <text:p>4007</text:p>
          </table:table-cell>
          <table:table-cell office:value-type="float" office:value="166" calcext:value-type="float">
            <text:p>166</text:p>
          </table:table-cell>
          <table:table-cell table:formula="of:=SUM([.K324:.N324])" office:value-type="float" office:value="21848" calcext:value-type="float">
            <text:p>2184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ngrur</text:p>
          </table:table-cell>
          <table:table-cell table:number-columns-repeated="7"/>
          <table:table-cell office:value-type="float" office:value="56472" calcext:value-type="float">
            <text:p>56472</text:p>
          </table:table-cell>
          <table:table-cell office:value-type="float" office:value="31305" calcext:value-type="float">
            <text:p>31305</text:p>
          </table:table-cell>
          <table:table-cell office:value-type="float" office:value="20947" calcext:value-type="float">
            <text:p>20947</text:p>
          </table:table-cell>
          <table:table-cell office:value-type="float" office:value="1016" calcext:value-type="float">
            <text:p>1016</text:p>
          </table:table-cell>
          <table:table-cell table:formula="of:=SUM([.K325:.N325])" office:value-type="float" office:value="109740" calcext:value-type="float">
            <text:p>10974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unjab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484581" calcext:value-type="float">
            <text:p>484581</text:p>
          </table:table-cell>
          <table:table-cell office:value-type="float" office:value="236634" calcext:value-type="float">
            <text:p>236634</text:p>
          </table:table-cell>
          <table:table-cell office:value-type="float" office:value="126165" calcext:value-type="float">
            <text:p>126165</text:p>
          </table:table-cell>
          <table:table-cell office:value-type="float" office:value="22595" calcext:value-type="float">
            <text:p>22595</text:p>
          </table:table-cell>
          <table:table-cell table:formula="of:=SUM([.K326:.N326])" office:value-type="float" office:value="869975" calcext:value-type="float">
            <text:p>86997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unjab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314:.K325])" office:value-type="float" office:value="484581" calcext:value-type="float">
            <text:p>484581</text:p>
          </table:table-cell>
          <table:table-cell table:formula="of:=SUM([.L314:.L325])" office:value-type="float" office:value="236634" calcext:value-type="float">
            <text:p>236634</text:p>
          </table:table-cell>
          <table:table-cell table:formula="of:=SUM([.M314:.M325])" office:value-type="float" office:value="126165" calcext:value-type="float">
            <text:p>126165</text:p>
          </table:table-cell>
          <table:table-cell table:formula="of:=SUM([.N314:.N325])" office:value-type="float" office:value="22595" calcext:value-type="float">
            <text:p>22595</text:p>
          </table:table-cell>
          <table:table-cell table:formula="of:=SUM([.O314:.O325])" office:value-type="float" office:value="869975" calcext:value-type="float">
            <text:p>869975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na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SUM([.K329:.N329])" office:value-type="float" office:value="33" calcext:value-type="float">
            <text:p>3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ngleput</text:p>
          </table:table-cell>
          <table:table-cell table:number-columns-repeated="7"/>
          <table:table-cell office:value-type="float" office:value="6845" calcext:value-type="float">
            <text:p>6845</text:p>
          </table:table-cell>
          <table:table-cell office:value-type="float" office:value="462" calcext:value-type="float">
            <text:p>462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table:formula="of:=SUM([.K330:.N330])" office:value-type="float" office:value="7377" calcext:value-type="float">
            <text:p>737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imbatore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K331:.N331])" office:value-type="float" office:value="32" calcext:value-type="float">
            <text:p>3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harmapuri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332:.N332])"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mrajar</text:p>
          </table:table-cell>
          <table:table-cell table:number-columns-repeated="11"/>
          <table:table-cell table:formula="of:=SUM([.K333:.N333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nnyakumari</text:p>
          </table:table-cell>
          <table:table-cell table:number-columns-repeated="11"/>
          <table:table-cell table:formula="of:=SUM([.K334:.N334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durai</text:p>
          </table:table-cell>
          <table:table-cell table:number-columns-repeated="7"/>
          <table:table-cell office:value-type="float" office:value="331" calcext:value-type="float">
            <text:p>3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K335:.N335])" office:value-type="float" office:value="488" calcext:value-type="float">
            <text:p>48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ilgiris</text:p>
          </table:table-cell>
          <table:table-cell table:number-columns-repeated="11"/>
          <table:table-cell table:formula="of:=SUM([.K336:.N336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th Arcot</text:p>
          </table:table-cell>
          <table:table-cell table:number-columns-repeated="7"/>
          <table:table-cell office:value-type="float" office:value="181" calcext:value-type="float">
            <text:p>181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SUM([.K337:.N337])" office:value-type="float" office:value="223" calcext:value-type="float">
            <text:p>22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. Muthuramalingam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K338:.N338])" office:value-type="float" office:value="152" calcext:value-type="float">
            <text:p>15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riyar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K339:.N339])"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dukottai</text:p>
          </table:table-cell>
          <table:table-cell table:number-columns-repeated="7"/>
          <table:table-cell office:value-type="float" office:value="227" calcext:value-type="float">
            <text:p>22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K340:.N340])" office:value-type="float" office:value="541" calcext:value-type="float">
            <text:p>54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manathapuram</text:p>
          </table:table-cell>
          <table:table-cell table:number-columns-repeated="7"/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SUM([.K341:.N341])" office:value-type="float" office:value="160" calcext:value-type="float">
            <text:p>16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lem</text:p>
          </table:table-cell>
          <table:table-cell table:number-columns-repeated="7"/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K342:.N342])" office:value-type="float" office:value="148" calcext:value-type="float">
            <text:p>14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uth Arcot</text:p>
          </table:table-cell>
          <table:table-cell table:number-columns-repeated="7"/>
          <table:table-cell office:value-type="float" office:value="36836" calcext:value-type="float">
            <text:p>36836</text:p>
          </table:table-cell>
          <table:table-cell office:value-type="float" office:value="4666" calcext:value-type="float">
            <text:p>466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[.K343:.N343])" office:value-type="float" office:value="41522" calcext:value-type="float">
            <text:p>415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anjavur</text:p>
          </table:table-cell>
          <table:table-cell table:number-columns-repeated="7"/>
          <table:table-cell office:value-type="float" office:value="19651" calcext:value-type="float">
            <text:p>19651</text:p>
          </table:table-cell>
          <table:table-cell office:value-type="float" office:value="15548" calcext:value-type="float">
            <text:p>15548</text:p>
          </table:table-cell>
          <table:table-cell table:number-columns-repeated="2"/>
          <table:table-cell table:formula="of:=SUM([.K344:.N344])" office:value-type="float" office:value="35199" calcext:value-type="float">
            <text:p>3519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iruchirapelli</text:p>
          </table:table-cell>
          <table:table-cell table:number-columns-repeated="7"/>
          <table:table-cell office:value-type="float" office:value="3255" calcext:value-type="float">
            <text:p>3255</text:p>
          </table:table-cell>
          <table:table-cell office:value-type="float" office:value="6095" calcext:value-type="float">
            <text:p>6095</text:p>
          </table:table-cell>
          <table:table-cell table:number-columns-repeated="2"/>
          <table:table-cell table:formula="of:=SUM([.K345:.N345])" office:value-type="float" office:value="9350" calcext:value-type="float">
            <text:p>935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irinelveli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K346:.N346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.O. Chidambaranar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SUM([.K347:.N347])" office:value-type="float" office:value="135" calcext:value-type="float">
            <text:p>13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67883" calcext:value-type="float">
            <text:p>67883</text:p>
          </table:table-cell>
          <table:table-cell office:value-type="float" office:value="27381" calcext:value-type="float">
            <text:p>27381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formula="of:=SUM([.K348:.N348])" office:value-type="float" office:value="95373" calcext:value-type="float">
            <text:p>9537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329:.K347])" office:value-type="float" office:value="67883" calcext:value-type="float">
            <text:p>67883</text:p>
          </table:table-cell>
          <table:table-cell table:formula="of:=SUM([.L329:.L347])" office:value-type="float" office:value="27381" calcext:value-type="float">
            <text:p>27381</text:p>
          </table:table-cell>
          <table:table-cell table:formula="of:=SUM([.M329:.M347])" office:value-type="float" office:value="59" calcext:value-type="float">
            <text:p>59</text:p>
          </table:table-cell>
          <table:table-cell table:formula="of:=SUM([.N329:.N347])" office:value-type="float" office:value="50" calcext:value-type="float">
            <text:p>50</text:p>
          </table:table-cell>
          <table:table-cell table:formula="of:=SUM([.K349:.N349])" office:value-type="float" office:value="95373" calcext:value-type="float">
            <text:p>95373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Tripu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 Tripura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rip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th Tripura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office:value-type="float" office:value="718" calcext:value-type="float">
            <text:p>7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ripu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st Tripura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500" calcext:value-type="float">
            <text:p>5500</text:p>
          </table:table-cell>
          <table:table-cell office:value-type="float" office:value="5576" calcext:value-type="float">
            <text:p>557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ripura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213" calcext:value-type="float">
            <text:p>6213</text:p>
          </table:table-cell>
          <table:table-cell office:value-type="float" office:value="6316" calcext:value-type="float">
            <text:p>63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ripura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351:.K353])" office:value-type="float" office:value="75" calcext:value-type="float">
            <text:p>75</text:p>
          </table:table-cell>
          <table:table-cell table:formula="of:=SUM([.L351:.L353])" office:value-type="float" office:value="2" calcext:value-type="float">
            <text:p>2</text:p>
          </table:table-cell>
          <table:table-cell table:formula="of:=SUM([.M351:.M353])" office:value-type="float" office:value="26" calcext:value-type="float">
            <text:p>26</text:p>
          </table:table-cell>
          <table:table-cell table:formula="of:=SUM([.N351:.N353])" office:value-type="float" office:value="6213" calcext:value-type="float">
            <text:p>6213</text:p>
          </table:table-cell>
          <table:table-cell table:formula="of:=SUM([.O351:.O353])" office:value-type="float" office:value="6316" calcext:value-type="float">
            <text:p>6316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a</text:p>
          </table:table-cell>
          <table:table-cell table:number-columns-repeated="7"/>
          <table:table-cell office:value-type="float" office:value="8093" calcext:value-type="float">
            <text:p>8093</text:p>
          </table:table-cell>
          <table:table-cell office:value-type="float" office:value="34858" calcext:value-type="float">
            <text:p>34858</text:p>
          </table:table-cell>
          <table:table-cell/>
          <table:table-cell office:value-type="float" office:value="272" calcext:value-type="float">
            <text:p>272</text:p>
          </table:table-cell>
          <table:table-cell table:formula="of:=SUM([.K357:.N357])" office:value-type="float" office:value="43223" calcext:value-type="float">
            <text:p>4322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garh</text:p>
          </table:table-cell>
          <table:table-cell table:number-columns-repeated="7"/>
          <table:table-cell office:value-type="float" office:value="18310" calcext:value-type="float">
            <text:p>18310</text:p>
          </table:table-cell>
          <table:table-cell office:value-type="float" office:value="28790" calcext:value-type="float">
            <text:p>28790</text:p>
          </table:table-cell>
          <table:table-cell table:number-columns-repeated="2"/>
          <table:table-cell table:formula="of:=SUM([.K358:.N358])" office:value-type="float" office:value="47100" calcext:value-type="float">
            <text:p>4710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ahabad</text:p>
          </table:table-cell>
          <table:table-cell table:number-columns-repeated="7"/>
          <table:table-cell office:value-type="float" office:value="8395" calcext:value-type="float">
            <text:p>8395</text:p>
          </table:table-cell>
          <table:table-cell office:value-type="float" office:value="16313" calcext:value-type="float">
            <text:p>1631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M([.K359:.N359])" office:value-type="float" office:value="24738" calcext:value-type="float">
            <text:p>2473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mora</text:p>
          </table:table-cell>
          <table:table-cell table:number-columns-repeated="11"/>
          <table:table-cell table:formula="of:=SUM([.K360:.N360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zamgarh</text:p>
          </table:table-cell>
          <table:table-cell table:number-columns-repeated="7"/>
          <table:table-cell office:value-type="float" office:value="24246" calcext:value-type="float">
            <text:p>24246</text:p>
          </table:table-cell>
          <table:table-cell office:value-type="float" office:value="29321" calcext:value-type="float">
            <text:p>2932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SUM([.K361:.N361])" office:value-type="float" office:value="53585" calcext:value-type="float">
            <text:p>5358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hraich</text:p>
          </table:table-cell>
          <table:table-cell table:number-columns-repeated="7"/>
          <table:table-cell office:value-type="float" office:value="935" calcext:value-type="float">
            <text:p>935</text:p>
          </table:table-cell>
          <table:table-cell office:value-type="float" office:value="24781" calcext:value-type="float">
            <text:p>24781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SUM([.K362:.N362])" office:value-type="float" office:value="25844" calcext:value-type="float">
            <text:p>2584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llia</text:p>
          </table:table-cell>
          <table:table-cell table:number-columns-repeated="7"/>
          <table:table-cell office:value-type="float" office:value="6250" calcext:value-type="float">
            <text:p>6250</text:p>
          </table:table-cell>
          <table:table-cell office:value-type="float" office:value="13643" calcext:value-type="float">
            <text:p>13643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K363:.N363])" office:value-type="float" office:value="19894" calcext:value-type="float">
            <text:p>1989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nda</text:p>
          </table:table-cell>
          <table:table-cell table:number-columns-repeated="7"/>
          <table:table-cell office:value-type="float" office:value="830" calcext:value-type="float">
            <text:p>830</text:p>
          </table:table-cell>
          <table:table-cell office:value-type="float" office:value="2788" calcext:value-type="float">
            <text:p>27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K364:.N364])" office:value-type="float" office:value="3630" calcext:value-type="float">
            <text:p>363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rabanki</text:p>
          </table:table-cell>
          <table:table-cell table:number-columns-repeated="7"/>
          <table:table-cell office:value-type="float" office:value="1302" calcext:value-type="float">
            <text:p>1302</text:p>
          </table:table-cell>
          <table:table-cell office:value-type="float" office:value="27358" calcext:value-type="float">
            <text:p>27358</text:p>
          </table:table-cell>
          <table:table-cell/>
          <table:table-cell office:value-type="float" office:value="25" calcext:value-type="float">
            <text:p>25</text:p>
          </table:table-cell>
          <table:table-cell table:formula="of:=SUM([.K365:.N365])" office:value-type="float" office:value="28685" calcext:value-type="float">
            <text:p>2868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eilly</text:p>
          </table:table-cell>
          <table:table-cell table:number-columns-repeated="7"/>
          <table:table-cell office:value-type="float" office:value="2023" calcext:value-type="float">
            <text:p>2023</text:p>
          </table:table-cell>
          <table:table-cell office:value-type="float" office:value="31112" calcext:value-type="float">
            <text:p>31112</text:p>
          </table:table-cell>
          <table:table-cell/>
          <table:table-cell office:value-type="float" office:value="4666" calcext:value-type="float">
            <text:p>4666</text:p>
          </table:table-cell>
          <table:table-cell table:formula="of:=SUM([.K366:.N366])" office:value-type="float" office:value="37801" calcext:value-type="float">
            <text:p>3780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sti</text:p>
          </table:table-cell>
          <table:table-cell table:number-columns-repeated="7"/>
          <table:table-cell office:value-type="float" office:value="3580" calcext:value-type="float">
            <text:p>3580</text:p>
          </table:table-cell>
          <table:table-cell office:value-type="float" office:value="59479" calcext:value-type="float">
            <text:p>5947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SUM([.K367:.N367])" office:value-type="float" office:value="63099" calcext:value-type="float">
            <text:p>6309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ijnor</text:p>
          </table:table-cell>
          <table:table-cell table:number-columns-repeated="7"/>
          <table:table-cell office:value-type="float" office:value="17439" calcext:value-type="float">
            <text:p>17439</text:p>
          </table:table-cell>
          <table:table-cell office:value-type="float" office:value="36160" calcext:value-type="float">
            <text:p>36160</text:p>
          </table:table-cell>
          <table:table-cell/>
          <table:table-cell office:value-type="float" office:value="2453" calcext:value-type="float">
            <text:p>2453</text:p>
          </table:table-cell>
          <table:table-cell table:formula="of:=SUM([.K368:.N368])" office:value-type="float" office:value="56052" calcext:value-type="float">
            <text:p>5605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daun</text:p>
          </table:table-cell>
          <table:table-cell table:number-columns-repeated="7"/>
          <table:table-cell office:value-type="float" office:value="6498" calcext:value-type="float">
            <text:p>6498</text:p>
          </table:table-cell>
          <table:table-cell office:value-type="float" office:value="33163" calcext:value-type="float">
            <text:p>33163</text:p>
          </table:table-cell>
          <table:table-cell/>
          <table:table-cell office:value-type="float" office:value="574" calcext:value-type="float">
            <text:p>574</text:p>
          </table:table-cell>
          <table:table-cell table:formula="of:=SUM([.K369:.N369])" office:value-type="float" office:value="40235" calcext:value-type="float">
            <text:p>4023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landshaher</text:p>
          </table:table-cell>
          <table:table-cell table:number-columns-repeated="7"/>
          <table:table-cell office:value-type="float" office:value="31342" calcext:value-type="float">
            <text:p>31342</text:p>
          </table:table-cell>
          <table:table-cell office:value-type="float" office:value="16167" calcext:value-type="float">
            <text:p>16167</text:p>
          </table:table-cell>
          <table:table-cell/>
          <table:table-cell office:value-type="float" office:value="258" calcext:value-type="float">
            <text:p>258</text:p>
          </table:table-cell>
          <table:table-cell table:formula="of:=SUM([.K370:.N370])" office:value-type="float" office:value="47767" calcext:value-type="float">
            <text:p>477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amoli</text:p>
          </table:table-cell>
          <table:table-cell table:number-columns-repeated="11"/>
          <table:table-cell table:formula="of:=SUM([.K371:.N371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hradun</text:p>
          </table:table-cell>
          <table:table-cell table:number-columns-repeated="7"/>
          <table:table-cell office:value-type="float" office:value="165" calcext:value-type="float">
            <text:p>165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K372:.N372])" office:value-type="float" office:value="372" calcext:value-type="float">
            <text:p>37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oria</text:p>
          </table:table-cell>
          <table:table-cell table:number-columns-repeated="7"/>
          <table:table-cell office:value-type="float" office:value="3046" calcext:value-type="float">
            <text:p>3046</text:p>
          </table:table-cell>
          <table:table-cell office:value-type="float" office:value="40486" calcext:value-type="float">
            <text:p>40486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formula="of:=SUM([.K373:.N373])" office:value-type="float" office:value="43672" calcext:value-type="float">
            <text:p>4367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ah</text:p>
          </table:table-cell>
          <table:table-cell table:number-columns-repeated="7"/>
          <table:table-cell office:value-type="float" office:value="6603" calcext:value-type="float">
            <text:p>6603</text:p>
          </table:table-cell>
          <table:table-cell office:value-type="float" office:value="22671" calcext:value-type="float">
            <text:p>22671</text:p>
          </table:table-cell>
          <table:table-cell table:number-columns-repeated="2"/>
          <table:table-cell table:formula="of:=SUM([.K374:.N374])" office:value-type="float" office:value="29274" calcext:value-type="float">
            <text:p>2927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awah</text:p>
          </table:table-cell>
          <table:table-cell table:number-columns-repeated="7"/>
          <table:table-cell office:value-type="float" office:value="1993" calcext:value-type="float">
            <text:p>1993</text:p>
          </table:table-cell>
          <table:table-cell office:value-type="float" office:value="19576" calcext:value-type="float">
            <text:p>19576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K375:.N375])" office:value-type="float" office:value="21575" calcext:value-type="float">
            <text:p>2157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izabad</text:p>
          </table:table-cell>
          <table:table-cell table:number-columns-repeated="7"/>
          <table:table-cell office:value-type="float" office:value="12905" calcext:value-type="float">
            <text:p>12905</text:p>
          </table:table-cell>
          <table:table-cell office:value-type="float" office:value="28457" calcext:value-type="float">
            <text:p>28457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formula="of:=SUM([.K376:.N376])" office:value-type="float" office:value="41445" calcext:value-type="float">
            <text:p>4144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rrukhabad</text:p>
          </table:table-cell>
          <table:table-cell table:number-columns-repeated="7"/>
          <table:table-cell office:value-type="float" office:value="6301" calcext:value-type="float">
            <text:p>6301</text:p>
          </table:table-cell>
          <table:table-cell office:value-type="float" office:value="38170" calcext:value-type="float">
            <text:p>3817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K377:.N377])" office:value-type="float" office:value="44472" calcext:value-type="float">
            <text:p>4447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tehpur</text:p>
          </table:table-cell>
          <table:table-cell table:number-columns-repeated="7"/>
          <table:table-cell office:value-type="float" office:value="3591" calcext:value-type="float">
            <text:p>3591</text:p>
          </table:table-cell>
          <table:table-cell office:value-type="float" office:value="11273" calcext:value-type="float">
            <text:p>1127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SUM([.K378:.N378])" office:value-type="float" office:value="14888" calcext:value-type="float">
            <text:p>1488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haziabad</text:p>
          </table:table-cell>
          <table:table-cell table:number-columns-repeated="7"/>
          <table:table-cell office:value-type="float" office:value="13100" calcext:value-type="float">
            <text:p>13100</text:p>
          </table:table-cell>
          <table:table-cell office:value-type="float" office:value="14603" calcext:value-type="float">
            <text:p>14603</text:p>
          </table:table-cell>
          <table:table-cell/>
          <table:table-cell office:value-type="float" office:value="74" calcext:value-type="float">
            <text:p>74</text:p>
          </table:table-cell>
          <table:table-cell table:formula="of:=SUM([.K379:.N379])" office:value-type="float" office:value="27777" calcext:value-type="float">
            <text:p>2777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hazipur</text:p>
          </table:table-cell>
          <table:table-cell table:number-columns-repeated="7"/>
          <table:table-cell office:value-type="float" office:value="16181" calcext:value-type="float">
            <text:p>16181</text:p>
          </table:table-cell>
          <table:table-cell office:value-type="float" office:value="9883" calcext:value-type="float">
            <text:p>9883</text:p>
          </table:table-cell>
          <table:table-cell table:number-columns-repeated="2"/>
          <table:table-cell table:formula="of:=SUM([.K380:.N380])" office:value-type="float" office:value="26064" calcext:value-type="float">
            <text:p>2606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nda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office:value-type="float" office:value="55007" calcext:value-type="float">
            <text:p>55007</text:p>
          </table:table-cell>
          <table:table-cell/>
          <table:table-cell office:value-type="float" office:value="419" calcext:value-type="float">
            <text:p>419</text:p>
          </table:table-cell>
          <table:table-cell table:formula="of:=SUM([.K381:.N381])" office:value-type="float" office:value="56967" calcext:value-type="float">
            <text:p>569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orakhpur</text:p>
          </table:table-cell>
          <table:table-cell table:number-columns-repeated="7"/>
          <table:table-cell office:value-type="float" office:value="2868" calcext:value-type="float">
            <text:p>2868</text:p>
          </table:table-cell>
          <table:table-cell office:value-type="float" office:value="55354" calcext:value-type="float">
            <text:p>55354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K382:.N382])" office:value-type="float" office:value="58228" calcext:value-type="float">
            <text:p>5822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amirpur</text:p>
          </table:table-cell>
          <table:table-cell table:number-columns-repeated="7"/>
          <table:table-cell office:value-type="float" office:value="284" calcext:value-type="float">
            <text:p>284</text:p>
          </table:table-cell>
          <table:table-cell office:value-type="float" office:value="2473" calcext:value-type="float">
            <text:p>247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SUM([.K383:.N383])" office:value-type="float" office:value="2782" calcext:value-type="float">
            <text:p>278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ardoi</text:p>
          </table:table-cell>
          <table:table-cell table:number-columns-repeated="7"/>
          <table:table-cell office:value-type="float" office:value="679" calcext:value-type="float">
            <text:p>679</text:p>
          </table:table-cell>
          <table:table-cell office:value-type="float" office:value="29400" calcext:value-type="float">
            <text:p>29400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table:formula="of:=SUM([.K384:.N384])" office:value-type="float" office:value="30153" calcext:value-type="float">
            <text:p>3015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alaun</text:p>
          </table:table-cell>
          <table:table-cell table:number-columns-repeated="7"/>
          <table:table-cell office:value-type="float" office:value="289" calcext:value-type="float">
            <text:p>289</text:p>
          </table:table-cell>
          <table:table-cell office:value-type="float" office:value="804" calcext:value-type="float">
            <text:p>804</text:p>
          </table:table-cell>
          <table:table-cell table:number-columns-repeated="2"/>
          <table:table-cell table:formula="of:=SUM([.K385:.N385])" office:value-type="float" office:value="1093" calcext:value-type="float">
            <text:p>109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unpur</text:p>
          </table:table-cell>
          <table:table-cell table:number-columns-repeated="7"/>
          <table:table-cell office:value-type="float" office:value="14381" calcext:value-type="float">
            <text:p>14381</text:p>
          </table:table-cell>
          <table:table-cell office:value-type="float" office:value="29664" calcext:value-type="float">
            <text:p>2966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SUM([.K386:.N386])" office:value-type="float" office:value="44078" calcext:value-type="float">
            <text:p>4407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hansi</text:p>
          </table:table-cell>
          <table:table-cell table:number-columns-repeated="7"/>
          <table:table-cell office:value-type="float" office:value="669" calcext:value-type="float">
            <text:p>669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table:formula="of:=SUM([.K387:.N387])" office:value-type="float" office:value="815" calcext:value-type="float">
            <text:p>8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anpur Dehat</text:p>
          </table:table-cell>
          <table:table-cell table:number-columns-repeated="7"/>
          <table:table-cell office:value-type="float" office:value="1884" calcext:value-type="float">
            <text:p>1884</text:p>
          </table:table-cell>
          <table:table-cell office:value-type="float" office:value="23432" calcext:value-type="float">
            <text:p>23432</text:p>
          </table:table-cell>
          <table:table-cell/>
          <table:table-cell office:value-type="float" office:value="56" calcext:value-type="float">
            <text:p>56</text:p>
          </table:table-cell>
          <table:table-cell table:formula="of:=SUM([.K388:.N388])" office:value-type="float" office:value="25372" calcext:value-type="float">
            <text:p>2537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anpur Nagar</text:p>
          </table:table-cell>
          <table:table-cell table:number-columns-repeated="7"/>
          <table:table-cell office:value-type="float" office:value="1904" calcext:value-type="float">
            <text:p>19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table:formula="of:=SUM([.K389:.N389])" office:value-type="float" office:value="6765" calcext:value-type="float">
            <text:p>676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heri</text:p>
          </table:table-cell>
          <table:table-cell table:number-columns-repeated="7"/>
          <table:table-cell office:value-type="float" office:value="2641" calcext:value-type="float">
            <text:p>2641</text:p>
          </table:table-cell>
          <table:table-cell office:value-type="float" office:value="37135" calcext:value-type="float">
            <text:p>37135</text:p>
          </table:table-cell>
          <table:table-cell/>
          <table:table-cell office:value-type="float" office:value="85" calcext:value-type="float">
            <text:p>85</text:p>
          </table:table-cell>
          <table:table-cell table:formula="of:=SUM([.K390:.N390])" office:value-type="float" office:value="39861" calcext:value-type="float">
            <text:p>3986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alitpur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3"/>
          <table:table-cell table:formula="of:=SUM([.K391:.N391])" office:value-type="float" office:value="11" calcext:value-type="float">
            <text:p>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ucknow</text:p>
          </table:table-cell>
          <table:table-cell table:number-columns-repeated="7"/>
          <table:table-cell office:value-type="float" office:value="2542" calcext:value-type="float">
            <text:p>2542</text:p>
          </table:table-cell>
          <table:table-cell office:value-type="float" office:value="10743" calcext:value-type="float">
            <text:p>10743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K392:.N392])" office:value-type="float" office:value="13294" calcext:value-type="float">
            <text:p>1329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inpuri</text:p>
          </table:table-cell>
          <table:table-cell table:number-columns-repeated="7"/>
          <table:table-cell office:value-type="float" office:value="8529" calcext:value-type="float">
            <text:p>8529</text:p>
          </table:table-cell>
          <table:table-cell office:value-type="float" office:value="25908" calcext:value-type="float">
            <text:p>25908</text:p>
          </table:table-cell>
          <table:table-cell/>
          <table:table-cell office:value-type="float" office:value="91" calcext:value-type="float">
            <text:p>91</text:p>
          </table:table-cell>
          <table:table-cell table:formula="of:=SUM([.K393:.N393])" office:value-type="float" office:value="34528" calcext:value-type="float">
            <text:p>3452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thura</text:p>
          </table:table-cell>
          <table:table-cell table:number-columns-repeated="7"/>
          <table:table-cell office:value-type="float" office:value="5872" calcext:value-type="float">
            <text:p>5872</text:p>
          </table:table-cell>
          <table:table-cell office:value-type="float" office:value="14178" calcext:value-type="float">
            <text:p>14178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SUM([.K394:.N394])" office:value-type="float" office:value="20580" calcext:value-type="float">
            <text:p>2058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eerut</text:p>
          </table:table-cell>
          <table:table-cell table:number-columns-repeated="7"/>
          <table:table-cell office:value-type="float" office:value="27911" calcext:value-type="float">
            <text:p>27911</text:p>
          </table:table-cell>
          <table:table-cell office:value-type="float" office:value="22321" calcext:value-type="float">
            <text:p>22321</text:p>
          </table:table-cell>
          <table:table-cell/>
          <table:table-cell office:value-type="float" office:value="2379" calcext:value-type="float">
            <text:p>2379</text:p>
          </table:table-cell>
          <table:table-cell table:formula="of:=SUM([.K395:.N395])" office:value-type="float" office:value="52611" calcext:value-type="float">
            <text:p>526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rzapur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office:value-type="float" office:value="2151" calcext:value-type="float">
            <text:p>2151</text:p>
          </table:table-cell>
          <table:table-cell/>
          <table:table-cell office:value-type="float" office:value="55" calcext:value-type="float">
            <text:p>55</text:p>
          </table:table-cell>
          <table:table-cell table:formula="of:=SUM([.K396:.N396])" office:value-type="float" office:value="3684" calcext:value-type="float">
            <text:p>368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oradabad</text:p>
          </table:table-cell>
          <table:table-cell table:number-columns-repeated="7"/>
          <table:table-cell office:value-type="float" office:value="11919" calcext:value-type="float">
            <text:p>11919</text:p>
          </table:table-cell>
          <table:table-cell office:value-type="float" office:value="76317" calcext:value-type="float">
            <text:p>76317</text:p>
          </table:table-cell>
          <table:table-cell office:value-type="float" office:value="163" calcext:value-type="float">
            <text:p>163</text:p>
          </table:table-cell>
          <table:table-cell office:value-type="float" office:value="2785" calcext:value-type="float">
            <text:p>2785</text:p>
          </table:table-cell>
          <table:table-cell table:formula="of:=SUM([.K397:.N397])" office:value-type="float" office:value="91184" calcext:value-type="float">
            <text:p>9118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uzaffarnagar</text:p>
          </table:table-cell>
          <table:table-cell table:number-columns-repeated="7"/>
          <table:table-cell office:value-type="float" office:value="24448" calcext:value-type="float">
            <text:p>24448</text:p>
          </table:table-cell>
          <table:table-cell office:value-type="float" office:value="32262" calcext:value-type="float">
            <text:p>32262</text:p>
          </table:table-cell>
          <table:table-cell/>
          <table:table-cell office:value-type="float" office:value="1131" calcext:value-type="float">
            <text:p>1131</text:p>
          </table:table-cell>
          <table:table-cell table:formula="of:=SUM([.K398:.N398])" office:value-type="float" office:value="57841" calcext:value-type="float">
            <text:p>5784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ainital</text:p>
          </table:table-cell>
          <table:table-cell table:number-columns-repeated="7"/>
          <table:table-cell office:value-type="float" office:value="3885" calcext:value-type="float">
            <text:p>3885</text:p>
          </table:table-cell>
          <table:table-cell office:value-type="float" office:value="11220" calcext:value-type="float">
            <text:p>11220</text:p>
          </table:table-cell>
          <table:table-cell/>
          <table:table-cell office:value-type="float" office:value="831" calcext:value-type="float">
            <text:p>831</text:p>
          </table:table-cell>
          <table:table-cell table:formula="of:=SUM([.K399:.N399])" office:value-type="float" office:value="15936" calcext:value-type="float">
            <text:p>1593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uri Garhwal</text:p>
          </table:table-cell>
          <table:table-cell table:number-columns-repeated="11"/>
          <table:table-cell table:formula="of:=SUM([.K400:.N400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ilibhit</text:p>
          </table:table-cell>
          <table:table-cell table:number-columns-repeated="7"/>
          <table:table-cell office:value-type="float" office:value="2534" calcext:value-type="float">
            <text:p>2534</text:p>
          </table:table-cell>
          <table:table-cell office:value-type="float" office:value="30722" calcext:value-type="float">
            <text:p>30722</text:p>
          </table:table-cell>
          <table:table-cell/>
          <table:table-cell office:value-type="float" office:value="57" calcext:value-type="float">
            <text:p>57</text:p>
          </table:table-cell>
          <table:table-cell table:formula="of:=SUM([.K401:.N401])" office:value-type="float" office:value="33313" calcext:value-type="float">
            <text:p>333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ithoragarh</text:p>
          </table:table-cell>
          <table:table-cell table:number-columns-repeated="11"/>
          <table:table-cell table:formula="of:=SUM([.K402:.N402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ratapgarh</text:p>
          </table:table-cell>
          <table:table-cell table:number-columns-repeated="7"/>
          <table:table-cell office:value-type="float" office:value="3641" calcext:value-type="float">
            <text:p>3641</text:p>
          </table:table-cell>
          <table:table-cell office:value-type="float" office:value="20284" calcext:value-type="float">
            <text:p>20284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K403:.N403])" office:value-type="float" office:value="23931" calcext:value-type="float">
            <text:p>2393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ai Bareli</text:p>
          </table:table-cell>
          <table:table-cell table:number-columns-repeated="7"/>
          <table:table-cell office:value-type="float" office:value="6289" calcext:value-type="float">
            <text:p>6289</text:p>
          </table:table-cell>
          <table:table-cell office:value-type="float" office:value="14192" calcext:value-type="float">
            <text:p>1419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SUM([.K404:.N404])" office:value-type="float" office:value="20514" calcext:value-type="float">
            <text:p>205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ampur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office:value-type="float" office:value="24385" calcext:value-type="float">
            <text:p>24385</text:p>
          </table:table-cell>
          <table:table-cell/>
          <table:table-cell office:value-type="float" office:value="2629" calcext:value-type="float">
            <text:p>2629</text:p>
          </table:table-cell>
          <table:table-cell table:formula="of:=SUM([.K405:.N405])" office:value-type="float" office:value="29696" calcext:value-type="float">
            <text:p>2969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aharanpur</text:p>
          </table:table-cell>
          <table:table-cell table:number-columns-repeated="7"/>
          <table:table-cell office:value-type="float" office:value="16413" calcext:value-type="float">
            <text:p>16413</text:p>
          </table:table-cell>
          <table:table-cell office:value-type="float" office:value="50376" calcext:value-type="float">
            <text:p>50376</text:p>
          </table:table-cell>
          <table:table-cell/>
          <table:table-cell office:value-type="float" office:value="91" calcext:value-type="float">
            <text:p>91</text:p>
          </table:table-cell>
          <table:table-cell table:formula="of:=SUM([.K406:.N406])" office:value-type="float" office:value="66880" calcext:value-type="float">
            <text:p>6688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hajahanpur</text:p>
          </table:table-cell>
          <table:table-cell table:number-columns-repeated="7"/>
          <table:table-cell office:value-type="float" office:value="2901" calcext:value-type="float">
            <text:p>2901</text:p>
          </table:table-cell>
          <table:table-cell office:value-type="float" office:value="38413" calcext:value-type="float">
            <text:p>38413</text:p>
          </table:table-cell>
          <table:table-cell/>
          <table:table-cell office:value-type="float" office:value="1321" calcext:value-type="float">
            <text:p>1321</text:p>
          </table:table-cell>
          <table:table-cell table:formula="of:=SUM([.K407:.N407])" office:value-type="float" office:value="42635" calcext:value-type="float">
            <text:p>4263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itapur</text:p>
          </table:table-cell>
          <table:table-cell table:number-columns-repeated="7"/>
          <table:table-cell office:value-type="float" office:value="893" calcext:value-type="float">
            <text:p>893</text:p>
          </table:table-cell>
          <table:table-cell office:value-type="float" office:value="30920" calcext:value-type="float">
            <text:p>30920</text:p>
          </table:table-cell>
          <table:table-cell office:value-type="float" office:value="1" calcext:value-type="float">
            <text:p>1</text:p>
          </table:table-cell>
          <table:table-cell office:value-type="float" office:value="3444" calcext:value-type="float">
            <text:p>3444</text:p>
          </table:table-cell>
          <table:table-cell table:formula="of:=SUM([.K408:.N408])" office:value-type="float" office:value="35258" calcext:value-type="float">
            <text:p>3525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ultanpur</text:p>
          </table:table-cell>
          <table:table-cell table:number-columns-repeated="7"/>
          <table:table-cell office:value-type="float" office:value="5530" calcext:value-type="float">
            <text:p>5530</text:p>
          </table:table-cell>
          <table:table-cell office:value-type="float" office:value="18318" calcext:value-type="float">
            <text:p>18318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K409:.N409])" office:value-type="float" office:value="23852" calcext:value-type="float">
            <text:p>2385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ehri Garhwal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2"/>
          <table:table-cell table:formula="of:=SUM([.K410:.N410])"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nnao</text:p>
          </table:table-cell>
          <table:table-cell table:number-columns-repeated="7"/>
          <table:table-cell office:value-type="float" office:value="1718" calcext:value-type="float">
            <text:p>1718</text:p>
          </table:table-cell>
          <table:table-cell office:value-type="float" office:value="21701" calcext:value-type="float">
            <text:p>21701</text:p>
          </table:table-cell>
          <table:table-cell table:number-columns-repeated="2"/>
          <table:table-cell table:formula="of:=SUM([.K411:.N411])" office:value-type="float" office:value="23419" calcext:value-type="float">
            <text:p>234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ttarkashi</text:p>
          </table:table-cell>
          <table:table-cell table:number-columns-repeated="11"/>
          <table:table-cell table:formula="of:=SUM([.K412:.N412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aranasi</text:p>
          </table:table-cell>
          <table:table-cell table:number-columns-repeated="7"/>
          <table:table-cell office:value-type="float" office:value="14253" calcext:value-type="float">
            <text:p>14253</text:p>
          </table:table-cell>
          <table:table-cell office:value-type="float" office:value="8719" calcext:value-type="float">
            <text:p>8719</text:p>
          </table:table-cell>
          <table:table-cell/>
          <table:table-cell office:value-type="float" office:value="61" calcext:value-type="float">
            <text:p>61</text:p>
          </table:table-cell>
          <table:table-cell table:formula="of:=SUM([.K413:.N413])" office:value-type="float" office:value="23033" calcext:value-type="float">
            <text:p>2303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363717" calcext:value-type="float">
            <text:p>363717</text:p>
          </table:table-cell>
          <table:table-cell office:value-type="float" office:value="1230670" calcext:value-type="float">
            <text:p>1230670</text:p>
          </table:table-cell>
          <table:table-cell office:value-type="float" office:value="380" calcext:value-type="float">
            <text:p>380</text:p>
          </table:table-cell>
          <table:table-cell office:value-type="float" office:value="24745" calcext:value-type="float">
            <text:p>24745</text:p>
          </table:table-cell>
          <table:table-cell table:formula="of:=SUM([.K414:.N414])" office:value-type="float" office:value="1619512" calcext:value-type="float">
            <text:p>16195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357:.K413])" office:value-type="float" office:value="363717" calcext:value-type="float">
            <text:p>363717</text:p>
          </table:table-cell>
          <table:table-cell table:formula="of:=SUM([.L357:.L413])" office:value-type="float" office:value="1230670" calcext:value-type="float">
            <text:p>1230670</text:p>
          </table:table-cell>
          <table:table-cell table:formula="of:=SUM([.M357:.M413])" office:value-type="float" office:value="380" calcext:value-type="float">
            <text:p>380</text:p>
          </table:table-cell>
          <table:table-cell table:formula="of:=SUM([.N357:.N413])" office:value-type="float" office:value="24745" calcext:value-type="float">
            <text:p>24745</text:p>
          </table:table-cell>
          <table:table-cell office:value-type="float" office:value="1619512" calcext:value-type="float">
            <text:p>1619512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kura</text:p>
          </table:table-cell>
          <table:table-cell table:number-columns-repeated="7"/>
          <table:table-cell office:value-type="float" office:value="898" calcext:value-type="float">
            <text:p>898</text:p>
          </table:table-cell>
          <table:table-cell office:value-type="float" office:value="11786" calcext:value-type="float">
            <text:p>11786</text:p>
          </table:table-cell>
          <table:table-cell office:value-type="float" office:value="174" calcext:value-type="float">
            <text:p>174</text:p>
          </table:table-cell>
          <table:table-cell office:value-type="float" office:value="144" calcext:value-type="float">
            <text:p>144</text:p>
          </table:table-cell>
          <table:table-cell table:formula="of:=SUM([.K417:.N417])" office:value-type="float" office:value="13002" calcext:value-type="float">
            <text:p>1300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rbhum</text:p>
          </table:table-cell>
          <table:table-cell table:number-columns-repeated="7"/>
          <table:table-cell office:value-type="float" office:value="2272" calcext:value-type="float">
            <text:p>2272</text:p>
          </table:table-cell>
          <table:table-cell office:value-type="float" office:value="12384" calcext:value-type="float">
            <text:p>123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K418:.N418])" office:value-type="float" office:value="14661" calcext:value-type="float">
            <text:p>1466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dwan</text:p>
          </table:table-cell>
          <table:table-cell table:number-columns-repeated="7"/>
          <table:table-cell office:value-type="float" office:value="3130" calcext:value-type="float">
            <text:p>3130</text:p>
          </table:table-cell>
          <table:table-cell office:value-type="float" office:value="33446" calcext:value-type="float">
            <text:p>33446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SUM([.K419:.N419])" office:value-type="float" office:value="37047" calcext:value-type="float">
            <text:p>3704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och Behar</text:p>
          </table:table-cell>
          <table:table-cell table:number-columns-repeated="7"/>
          <table:table-cell office:value-type="float" office:value="245" calcext:value-type="float">
            <text:p>245</text:p>
          </table:table-cell>
          <table:table-cell office:value-type="float" office:value="8218" calcext:value-type="float">
            <text:p>8218</text:p>
          </table:table-cell>
          <table:table-cell office:value-type="float" office:value="2730" calcext:value-type="float">
            <text:p>2730</text:p>
          </table:table-cell>
          <table:table-cell office:value-type="float" office:value="138" calcext:value-type="float">
            <text:p>138</text:p>
          </table:table-cell>
          <table:table-cell table:formula="of:=SUM([.K420:.N420])" office:value-type="float" office:value="11331" calcext:value-type="float">
            <text:p>1133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rjeeling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692" calcext:value-type="float">
            <text:p>692</text:p>
          </table:table-cell>
          <table:table-cell office:value-type="float" office:value="2" calcext:value-type="float">
            <text:p>2</text:p>
          </table:table-cell>
          <table:table-cell table:formula="of:=SUM([.K421:.N421])" office:value-type="float" office:value="814" calcext:value-type="float">
            <text:p>8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oghly</text:p>
          </table:table-cell>
          <table:table-cell table:number-columns-repeated="7"/>
          <table:table-cell office:value-type="float" office:value="3131" calcext:value-type="float">
            <text:p>3131</text:p>
          </table:table-cell>
          <table:table-cell office:value-type="float" office:value="20365" calcext:value-type="float">
            <text:p>2036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SUM([.K422:.N422])" office:value-type="float" office:value="23512" calcext:value-type="float">
            <text:p>235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wrah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1111" calcext:value-type="float">
            <text:p>111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K423:.N423])" office:value-type="float" office:value="1177" calcext:value-type="float">
            <text:p>117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lpaiguri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office:value-type="float" office:value="1504" calcext:value-type="float">
            <text:p>1504</text:p>
          </table:table-cell>
          <table:table-cell office:value-type="float" office:value="2784" calcext:value-type="float">
            <text:p>2784</text:p>
          </table:table-cell>
          <table:table-cell office:value-type="float" office:value="2" calcext:value-type="float">
            <text:p>2</text:p>
          </table:table-cell>
          <table:table-cell table:formula="of:=SUM([.K424:.N424])" office:value-type="float" office:value="4370" calcext:value-type="float">
            <text:p>437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da</text:p>
          </table:table-cell>
          <table:table-cell table:number-columns-repeated="7"/>
          <table:table-cell office:value-type="float" office:value="1094" calcext:value-type="float">
            <text:p>1094</text:p>
          </table:table-cell>
          <table:table-cell office:value-type="float" office:value="18918" calcext:value-type="float">
            <text:p>18918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table:formula="of:=SUM([.K425:.N425])" office:value-type="float" office:value="20101" calcext:value-type="float">
            <text:p>2010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dnapore</text:p>
          </table:table-cell>
          <table:table-cell table:number-columns-repeated="7"/>
          <table:table-cell office:value-type="float" office:value="3750" calcext:value-type="float">
            <text:p>3750</text:p>
          </table:table-cell>
          <table:table-cell office:value-type="float" office:value="38492" calcext:value-type="float">
            <text:p>38492</text:p>
          </table:table-cell>
          <table:table-cell office:value-type="float" office:value="422" calcext:value-type="float">
            <text:p>422</text:p>
          </table:table-cell>
          <table:table-cell office:value-type="float" office:value="1125" calcext:value-type="float">
            <text:p>1125</text:p>
          </table:table-cell>
          <table:table-cell table:formula="of:=SUM([.K426:.N426])" office:value-type="float" office:value="43789" calcext:value-type="float">
            <text:p>437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rshidabad</text:p>
          </table:table-cell>
          <table:table-cell table:number-columns-repeated="7"/>
          <table:table-cell office:value-type="float" office:value="3224" calcext:value-type="float">
            <text:p>3224</text:p>
          </table:table-cell>
          <table:table-cell office:value-type="float" office:value="49242" calcext:value-type="float">
            <text:p>49242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SUM([.K427:.N427])" office:value-type="float" office:value="52699" calcext:value-type="float">
            <text:p>5269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dia</text:p>
          </table:table-cell>
          <table:table-cell table:number-columns-repeated="7"/>
          <table:table-cell office:value-type="float" office:value="10481" calcext:value-type="float">
            <text:p>10481</text:p>
          </table:table-cell>
          <table:table-cell office:value-type="float" office:value="50369" calcext:value-type="float">
            <text:p>50369</text:p>
          </table:table-cell>
          <table:table-cell office:value-type="float" office:value="287" calcext:value-type="float">
            <text:p>287</text:p>
          </table:table-cell>
          <table:table-cell/>
          <table:table-cell table:formula="of:=SUM([.K428:.N428])" office:value-type="float" office:value="61137" calcext:value-type="float">
            <text:p>6113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rth 24 Parganas</text:p>
          </table:table-cell>
          <table:table-cell table:number-columns-repeated="7"/>
          <table:table-cell office:value-type="float" office:value="4164" calcext:value-type="float">
            <text:p>4164</text:p>
          </table:table-cell>
          <table:table-cell office:value-type="float" office:value="50524" calcext:value-type="float">
            <text:p>5052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formula="of:=SUM([.K429:.N429])" office:value-type="float" office:value="54753" calcext:value-type="float">
            <text:p>5475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urulia</text:p>
          </table:table-cell>
          <table:table-cell table:number-columns-repeated="11"/>
          <table:table-cell table:formula="of:=SUM([.K430:.N430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uth 24 Parganas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5272" calcext:value-type="float">
            <text:p>5272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table:formula="of:=SUM([.K431:.N431])" office:value-type="float" office:value="5509" calcext:value-type="float">
            <text:p>55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st Dinajpur</text:p>
          </table:table-cell>
          <table:table-cell table:number-columns-repeated="7"/>
          <table:table-cell office:value-type="float" office:value="679" calcext:value-type="float">
            <text:p>679</text:p>
          </table:table-cell>
          <table:table-cell office:value-type="float" office:value="21891" calcext:value-type="float">
            <text:p>2189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formula="of:=SUM([.K432:.N432])" office:value-type="float" office:value="22640" calcext:value-type="float">
            <text:p>2264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33237" calcext:value-type="float">
            <text:p>33237</text:p>
          </table:table-cell>
          <table:table-cell office:value-type="float" office:value="323621" calcext:value-type="float">
            <text:p>323621</text:p>
          </table:table-cell>
          <table:table-cell office:value-type="float" office:value="8163" calcext:value-type="float">
            <text:p>8163</text:p>
          </table:table-cell>
          <table:table-cell office:value-type="float" office:value="1521" calcext:value-type="float">
            <text:p>1521</text:p>
          </table:table-cell>
          <table:table-cell table:formula="of:=SUM([.K433:.N433])" office:value-type="float" office:value="366542" calcext:value-type="float">
            <text:p>36654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417:.K432])" office:value-type="float" office:value="33237" calcext:value-type="float">
            <text:p>33237</text:p>
          </table:table-cell>
          <table:table-cell table:formula="of:=SUM([.L417:.L432])" office:value-type="float" office:value="323621" calcext:value-type="float">
            <text:p>323621</text:p>
          </table:table-cell>
          <table:table-cell table:formula="of:=SUM([.M417:.M432])" office:value-type="float" office:value="8163" calcext:value-type="float">
            <text:p>8163</text:p>
          </table:table-cell>
          <table:table-cell table:formula="of:=SUM([.N417:.N432])" office:value-type="float" office:value="1521" calcext:value-type="float">
            <text:p>1521</text:p>
          </table:table-cell>
          <table:table-cell table:formula="of:=SUM([.O417:.O432])" office:value-type="float" office:value="366542" calcext:value-type="float">
            <text:p>366542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Chandiga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digarh</text:p>
          </table:table-cell>
          <table:table-cell table:number-columns-repeated="7"/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SUM([.K436:.N436])" office:value-type="float" office:value="167" calcext:value-type="float">
            <text:p>1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handigarh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SUM([.K437:.N437])" office:value-type="float" office:value="167" calcext:value-type="float">
            <text:p>1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handigarh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436])" office:value-type="float" office:value="156" calcext:value-type="float">
            <text:p>156</text:p>
          </table:table-cell>
          <table:table-cell table:formula="of:=SUM([.L436])" office:value-type="float" office:value="11" calcext:value-type="float">
            <text:p>11</text:p>
          </table:table-cell>
          <table:table-cell table:formula="of:=SUM([.M436])" office:value-type="float" office:value="0" calcext:value-type="float">
            <text:p>0</text:p>
          </table:table-cell>
          <table:table-cell table:formula="of:=SUM([.N436])" office:value-type="float" office:value="0" calcext:value-type="float">
            <text:p>0</text:p>
          </table:table-cell>
          <table:table-cell table:formula="of:=SUM([.O436])" office:value-type="float" office:value="167" calcext:value-type="float">
            <text:p>167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Dadra Nagar Have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dra Nagar Haveli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440:.N440])"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adra Nagar Haveli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441:.N441])"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adra Nagar Haveli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440])" office:value-type="float" office:value="6" calcext:value-type="float">
            <text:p>6</text:p>
          </table:table-cell>
          <table:table-cell table:formula="of:=SUM([.L440])" office:value-type="float" office:value="1" calcext:value-type="float">
            <text:p>1</text:p>
          </table:table-cell>
          <table:table-cell table:formula="of:=SUM([.M440])" office:value-type="float" office:value="0" calcext:value-type="float">
            <text:p>0</text:p>
          </table:table-cell>
          <table:table-cell table:formula="of:=SUM([.N440])" office:value-type="float" office:value="0" calcext:value-type="float">
            <text:p>0</text:p>
          </table:table-cell>
          <table:table-cell table:formula="of:=SUM([.O440])"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Daman and Di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n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table:formula="of:=SUM([.K444:.N444])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aman and D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u</text:p>
          </table:table-cell>
          <table:table-cell table:number-columns-repeated="11"/>
          <table:table-cell table:formula="of:=SUM([.K445:.N445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aman and Diu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aman and Diu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444:.K445])" office:value-type="float" office:value="3" calcext:value-type="float">
            <text:p>3</text:p>
          </table:table-cell>
          <table:table-cell table:formula="of:=SUM([.L444:.L445])" office:value-type="float" office:value="0" calcext:value-type="float">
            <text:p>0</text:p>
          </table:table-cell>
          <table:table-cell table:formula="of:=SUM([.M444:.M445])" office:value-type="float" office:value="0" calcext:value-type="float">
            <text:p>0</text:p>
          </table:table-cell>
          <table:table-cell table:formula="of:=SUM([.N444:.N445])" office:value-type="float" office:value="0" calcext:value-type="float">
            <text:p>0</text:p>
          </table:table-cell>
          <table:table-cell table:formula="of:=SUM([.O444:.O445])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Pondiche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dicherry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K449:.N449])" office:value-type="float" office:value="1205" calcext:value-type="float">
            <text:p>120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ondicherry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05" calcext:value-type="float">
            <text:p>120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ondicherry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449])" office:value-type="float" office:value="1039" calcext:value-type="float">
            <text:p>1039</text:p>
          </table:table-cell>
          <table:table-cell table:formula="of:=SUM([.L449])" office:value-type="float" office:value="155" calcext:value-type="float">
            <text:p>155</text:p>
          </table:table-cell>
          <table:table-cell table:formula="of:=SUM([.M449])" office:value-type="float" office:value="0" calcext:value-type="float">
            <text:p>0</text:p>
          </table:table-cell>
          <table:table-cell table:formula="of:=SUM([.N449])" office:value-type="float" office:value="11" calcext:value-type="float">
            <text:p>11</text:p>
          </table:table-cell>
          <table:table-cell table:formula="of:=SUM([.O449])" office:value-type="float" office:value="1205" calcext:value-type="float">
            <text:p>1205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Del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hi</text:p>
          </table:table-cell>
          <table:table-cell table:number-columns-repeated="7"/>
          <table:table-cell office:value-type="float" office:value="10597" calcext:value-type="float">
            <text:p>10597</text:p>
          </table:table-cell>
          <table:table-cell office:value-type="float" office:value="3067" calcext:value-type="float">
            <text:p>3067</text:p>
          </table:table-cell>
          <table:table-cell/>
          <table:table-cell office:value-type="float" office:value="488" calcext:value-type="float">
            <text:p>488</text:p>
          </table:table-cell>
          <table:table-cell table:formula="of:=SUM([.K453:.N453])" office:value-type="float" office:value="14152" calcext:value-type="float">
            <text:p>1415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elhi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10597" calcext:value-type="float">
            <text:p>10597</text:p>
          </table:table-cell>
          <table:table-cell office:value-type="float" office:value="3067" calcext:value-type="float">
            <text:p>3067</text:p>
          </table:table-cell>
          <table:table-cell/>
          <table:table-cell office:value-type="float" office:value="488" calcext:value-type="float">
            <text:p>488</text:p>
          </table:table-cell>
          <table:table-cell table:formula="of:=SUM([.K454:.N454])" office:value-type="float" office:value="14152" calcext:value-type="float">
            <text:p>1415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elhi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453])" office:value-type="float" office:value="10597" calcext:value-type="float">
            <text:p>10597</text:p>
          </table:table-cell>
          <table:table-cell table:formula="of:=SUM([.L453])" office:value-type="float" office:value="3067" calcext:value-type="float">
            <text:p>3067</text:p>
          </table:table-cell>
          <table:table-cell table:formula="of:=SUM([.M453])" office:value-type="float" office:value="0" calcext:value-type="float">
            <text:p>0</text:p>
          </table:table-cell>
          <table:table-cell table:formula="of:=SUM([.N453])" office:value-type="float" office:value="488" calcext:value-type="float">
            <text:p>488</text:p>
          </table:table-cell>
          <table:table-cell table:formula="of:=SUM([.O453])" office:value-type="float" office:value="14152" calcext:value-type="float">
            <text:p>14152</text:p>
          </table:table-cell>
          <table:table-cell table:number-columns-repeated="23"/>
        </table:table-row>
        <table:table-row table:style-name="ro1" table:number-rows-repeated="1048120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0000-00-00T17:33:45.8573795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</meta:initial-creator>
    <meta:creation-date>2015-06-17T15:41:49.757812640</meta:creation-date>
    <dc:date>2015-06-22T09:02:16.314071443</dc:date>
    <dc:creator>simon </dc:creator>
    <meta:editing-duration>P3DT10H51M9S</meta:editing-duration>
    <meta:editing-cycles>53</meta:editing-cycles>
    <meta:generator>LibreOffice/4.1.6.2$Linux_X86_64 LibreOffice_project/410$Build-2</meta:generator>
    <meta:document-statistic meta:table-count="1" meta:cell-count="2651" meta:object-count="0"/>
  </office:meta>
</office:document-meta>
</file>